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5.223cm" fo:padding-top="0cm" fo:padding-bottom="0cm" fo:padding-left="0cm" fo:padding-right="0cm"/>
    </style:style>
    <style:style style:name="gr2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6.471cm" fo:padding-top="0cm" fo:padding-bottom="0cm" fo:padding-left="0cm" fo:padding-right="0cm"/>
    </style:style>
    <style:style style:name="gr3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5.999cm" fo:padding-top="0cm" fo:padding-bottom="0cm" fo:padding-left="0cm" fo:padding-right="0cm"/>
    </style:style>
    <style:style style:name="gr4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01cm" fo:padding-top="0cm" fo:padding-bottom="0cm" fo:padding-left="0cm" fo:padding-right="0cm"/>
    </style:style>
    <style:style style:name="gr5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152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058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4.21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cm" svg:stroke-color="#ff0000" draw:marker-start-width="0.215cm" draw:marker-end-width="0.215cm" draw:fill="none" fo:padding-top="0.005cm" fo:padding-bottom="0.005cm" fo:padding-left="0.005cm" fo:padding-right="0.005cm"/>
    </style:style>
    <style:style style:name="gr10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551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3.5cm"/>
    </style:style>
    <style:style style:name="gr12" style:family="graphic" style:parent-style-name="standard">
      <style:graphic-properties draw:stroke="solid" svg:stroke-width="0.01cm" svg:stroke-color="#ff0000" draw:marker-start-width="0.163cm" draw:marker-end-width="0.163cm" draw:stroke-linejoin="miter" draw:fill="none" draw:fill-color="#179bd8" fo:padding-top="-0.012cm" fo:padding-bottom="-0.012cm" fo:padding-left="-0.012cm" fo:padding-right="-0.012cm"/>
    </style:style>
    <style:style style:name="gr13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01cm" svg:stroke-color="#ff0000" draw:marker-start="" draw:marker-start-width="0.163cm" draw:marker-start-center="false" draw:marker-end="" draw:marker-end-width="0.163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color="#ff00ff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fo:font-family="Helvetica" fo:font-size="12pt" style:font-size-asian="12pt" style:font-family-complex="Helvetica" style:font-size-complex="12pt"/>
    </style:style>
    <style:style style:name="T2" style:family="text">
      <style:text-properties fo:color="#ff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59cm" svg:height="0.424cm" svg:x="1.27cm" svg:y="1.601cm">
          <draw:text-box>
            <text:p text:style-name="P1"><text:span text:style-name="T1">Produced by BoxMaker 1.5.3</text:span></text:p>
          </draw:text-box>
        </draw:frame>
        <draw:frame draw:style-name="gr2" draw:text-style-name="P1" draw:layer="layout" svg:width="6.7cm" svg:height="0.424cm" svg:x="1.27cm" svg:y="2.236cm">
          <draw:text-box>
            <text:p text:style-name="P1"><text:span text:style-name="T1"><text:s/></text:span><text:span text:style-name="T1">on Sun Sep 22 06:28:01 PDT 2013</text:span></text:p>
          </draw:text-box>
        </draw:frame>
        <draw:frame draw:style-name="gr3" draw:text-style-name="P1" draw:layer="layout" svg:width="6.09cm" svg:height="0.424cm" svg:x="1.27cm" svg:y="2.871cm">
          <draw:text-box>
            <text:p text:style-name="P1"><text:span text:style-name="T1">http://boxmaker.rahulbotics.com/</text:span></text:p>
          </draw:text-box>
        </draw:frame>
        <draw:frame draw:style-name="gr4" draw:text-style-name="P1" draw:layer="layout" svg:width="3.245cm" svg:height="0.424cm" svg:x="1.27cm" svg:y="3.506cm">
          <draw:text-box>
            <text:p text:style-name="P1"><text:span text:style-name="T1">Width (mm): 80.0</text:span></text:p>
          </draw:text-box>
        </draw:frame>
        <draw:frame draw:style-name="gr5" draw:text-style-name="P1" draw:layer="layout" svg:width="3.389cm" svg:height="0.424cm" svg:x="1.27cm" svg:y="4.141cm">
          <draw:text-box>
            <text:p text:style-name="P1"><text:span text:style-name="T1">Height (mm): 80.0</text:span></text:p>
          </draw:text-box>
        </draw:frame>
        <draw:frame draw:style-name="gr6" draw:text-style-name="P1" draw:layer="layout" svg:width="3.291cm" svg:height="0.424cm" svg:x="1.27cm" svg:y="4.776cm">
          <draw:text-box>
            <text:p text:style-name="P1"><text:span text:style-name="T1">Depth (mm): 80.0</text:span></text:p>
          </draw:text-box>
        </draw:frame>
        <draw:frame draw:style-name="gr7" draw:text-style-name="P1" draw:layer="layout" svg:width="3.833cm" svg:height="0.424cm" svg:x="1.27cm" svg:y="5.411cm">
          <draw:text-box>
            <text:p text:style-name="P1"><text:span text:style-name="T1">Thickness (mm): 3.0</text:span></text:p>
          </draw:text-box>
        </draw:frame>
        <draw:frame draw:style-name="gr8" draw:text-style-name="P1" draw:layer="layout" svg:width="4.447cm" svg:height="0.424cm" svg:x="1.27cm" svg:y="6.046cm">
          <draw:text-box>
            <text:p text:style-name="P1"><text:span text:style-name="T1">Notch Length (mm): 7.5</text:span></text:p>
          </draw:text-box>
        </draw:frame>
        <draw:line draw:style-name="gr9" draw:layer="layout" svg:x1="9.999cm" svg:y1="35.099cm" svg:x2="10.727cm" svg:y2="35.099cm">
          <text:p/>
        </draw:line>
        <draw:line draw:style-name="gr9" draw:layer="layout" svg:x1="10.727cm" svg:y1="34.8cm" svg:x2="10.727cm" svg:y2="35.099cm">
          <text:p/>
        </draw:line>
        <draw:line draw:style-name="gr9" draw:layer="layout" svg:x1="10.727cm" svg:y1="34.8cm" svg:x2="11.454cm" svg:y2="34.8cm">
          <text:p/>
        </draw:line>
        <draw:line draw:style-name="gr9" draw:layer="layout" svg:x1="11.454cm" svg:y1="34.8cm" svg:x2="11.454cm" svg:y2="35.099cm">
          <text:p/>
        </draw:line>
        <draw:line draw:style-name="gr9" draw:layer="layout" svg:x1="11.454cm" svg:y1="35.099cm" svg:x2="12.181cm" svg:y2="35.099cm">
          <text:p/>
        </draw:line>
        <draw:line draw:style-name="gr9" draw:layer="layout" svg:x1="12.181cm" svg:y1="34.8cm" svg:x2="12.181cm" svg:y2="35.099cm">
          <text:p/>
        </draw:line>
        <draw:line draw:style-name="gr9" draw:layer="layout" svg:x1="12.181cm" svg:y1="34.8cm" svg:x2="12.909cm" svg:y2="34.8cm">
          <text:p/>
        </draw:line>
        <draw:line draw:style-name="gr9" draw:layer="layout" svg:x1="12.909cm" svg:y1="34.8cm" svg:x2="12.909cm" svg:y2="35.099cm">
          <text:p/>
        </draw:line>
        <draw:line draw:style-name="gr9" draw:layer="layout" svg:x1="12.909cm" svg:y1="35.099cm" svg:x2="13.636cm" svg:y2="35.099cm">
          <text:p/>
        </draw:line>
        <draw:line draw:style-name="gr9" draw:layer="layout" svg:x1="13.636cm" svg:y1="34.8cm" svg:x2="13.636cm" svg:y2="35.099cm">
          <text:p/>
        </draw:line>
        <draw:line draw:style-name="gr9" draw:layer="layout" svg:x1="13.636cm" svg:y1="34.8cm" svg:x2="14.363cm" svg:y2="34.8cm">
          <text:p/>
        </draw:line>
        <draw:line draw:style-name="gr9" draw:layer="layout" svg:x1="14.363cm" svg:y1="34.8cm" svg:x2="14.363cm" svg:y2="35.099cm">
          <text:p/>
        </draw:line>
        <draw:line draw:style-name="gr9" draw:layer="layout" svg:x1="14.363cm" svg:y1="35.099cm" svg:x2="15.09cm" svg:y2="35.099cm">
          <text:p/>
        </draw:line>
        <draw:line draw:style-name="gr9" draw:layer="layout" svg:x1="15.09cm" svg:y1="34.8cm" svg:x2="15.09cm" svg:y2="35.099cm">
          <text:p/>
        </draw:line>
        <draw:line draw:style-name="gr9" draw:layer="layout" svg:x1="15.09cm" svg:y1="34.8cm" svg:x2="15.818cm" svg:y2="34.8cm">
          <text:p/>
        </draw:line>
        <draw:line draw:style-name="gr9" draw:layer="layout" svg:x1="15.818cm" svg:y1="34.8cm" svg:x2="15.818cm" svg:y2="35.099cm">
          <text:p/>
        </draw:line>
        <draw:line draw:style-name="gr9" draw:layer="layout" svg:x1="15.818cm" svg:y1="35.099cm" svg:x2="16.545cm" svg:y2="35.099cm">
          <text:p/>
        </draw:line>
        <draw:line draw:style-name="gr9" draw:layer="layout" svg:x1="16.545cm" svg:y1="34.8cm" svg:x2="16.545cm" svg:y2="35.099cm">
          <text:p/>
        </draw:line>
        <draw:line draw:style-name="gr9" draw:layer="layout" svg:x1="16.545cm" svg:y1="34.8cm" svg:x2="17.272cm" svg:y2="34.8cm">
          <text:p/>
        </draw:line>
        <draw:line draw:style-name="gr9" draw:layer="layout" svg:x1="17.272cm" svg:y1="34.8cm" svg:x2="17.272cm" svg:y2="35.099cm">
          <text:p/>
        </draw:line>
        <draw:line draw:style-name="gr9" draw:layer="layout" svg:x1="17.272cm" svg:y1="35.099cm" svg:x2="17.699cm" svg:y2="35.099cm">
          <text:p/>
        </draw:line>
        <draw:line draw:style-name="gr9" draw:layer="layout" svg:x1="9.999cm" svg:y1="27.099cm" svg:x2="10.727cm" svg:y2="27.099cm">
          <text:p/>
        </draw:line>
        <draw:line draw:style-name="gr9" draw:layer="layout" svg:x1="10.727cm" svg:y1="27.099cm" svg:x2="10.727cm" svg:y2="27.4cm">
          <text:p/>
        </draw:line>
        <draw:line draw:style-name="gr9" draw:layer="layout" svg:x1="10.727cm" svg:y1="27.4cm" svg:x2="11.454cm" svg:y2="27.4cm">
          <text:p/>
        </draw:line>
        <draw:line draw:style-name="gr9" draw:layer="layout" svg:x1="11.454cm" svg:y1="27.099cm" svg:x2="11.454cm" svg:y2="27.4cm">
          <text:p/>
        </draw:line>
        <draw:line draw:style-name="gr9" draw:layer="layout" svg:x1="11.454cm" svg:y1="27.099cm" svg:x2="12.181cm" svg:y2="27.099cm">
          <text:p/>
        </draw:line>
        <draw:line draw:style-name="gr9" draw:layer="layout" svg:x1="12.181cm" svg:y1="27.099cm" svg:x2="12.181cm" svg:y2="27.4cm">
          <text:p/>
        </draw:line>
        <draw:line draw:style-name="gr9" draw:layer="layout" svg:x1="12.181cm" svg:y1="27.4cm" svg:x2="12.909cm" svg:y2="27.4cm">
          <text:p/>
        </draw:line>
        <draw:line draw:style-name="gr9" draw:layer="layout" svg:x1="12.909cm" svg:y1="27.099cm" svg:x2="12.909cm" svg:y2="27.4cm">
          <text:p/>
        </draw:line>
        <draw:line draw:style-name="gr9" draw:layer="layout" svg:x1="12.909cm" svg:y1="27.099cm" svg:x2="13.636cm" svg:y2="27.099cm">
          <text:p/>
        </draw:line>
        <draw:line draw:style-name="gr9" draw:layer="layout" svg:x1="13.636cm" svg:y1="27.099cm" svg:x2="13.636cm" svg:y2="27.4cm">
          <text:p/>
        </draw:line>
        <draw:line draw:style-name="gr9" draw:layer="layout" svg:x1="13.636cm" svg:y1="27.4cm" svg:x2="14.363cm" svg:y2="27.4cm">
          <text:p/>
        </draw:line>
        <draw:line draw:style-name="gr9" draw:layer="layout" svg:x1="14.363cm" svg:y1="27.099cm" svg:x2="14.363cm" svg:y2="27.4cm">
          <text:p/>
        </draw:line>
        <draw:line draw:style-name="gr9" draw:layer="layout" svg:x1="14.363cm" svg:y1="27.099cm" svg:x2="15.09cm" svg:y2="27.099cm">
          <text:p/>
        </draw:line>
        <draw:line draw:style-name="gr9" draw:layer="layout" svg:x1="15.09cm" svg:y1="27.099cm" svg:x2="15.09cm" svg:y2="27.4cm">
          <text:p/>
        </draw:line>
        <draw:line draw:style-name="gr9" draw:layer="layout" svg:x1="15.09cm" svg:y1="27.4cm" svg:x2="15.818cm" svg:y2="27.4cm">
          <text:p/>
        </draw:line>
        <draw:line draw:style-name="gr9" draw:layer="layout" svg:x1="15.818cm" svg:y1="27.099cm" svg:x2="15.818cm" svg:y2="27.4cm">
          <text:p/>
        </draw:line>
        <draw:line draw:style-name="gr9" draw:layer="layout" svg:x1="15.818cm" svg:y1="27.099cm" svg:x2="16.545cm" svg:y2="27.099cm">
          <text:p/>
        </draw:line>
        <draw:line draw:style-name="gr9" draw:layer="layout" svg:x1="16.545cm" svg:y1="27.099cm" svg:x2="16.545cm" svg:y2="27.4cm">
          <text:p/>
        </draw:line>
        <draw:line draw:style-name="gr9" draw:layer="layout" svg:x1="16.545cm" svg:y1="27.4cm" svg:x2="17.272cm" svg:y2="27.4cm">
          <text:p/>
        </draw:line>
        <draw:line draw:style-name="gr9" draw:layer="layout" svg:x1="17.272cm" svg:y1="27.099cm" svg:x2="17.272cm" svg:y2="27.4cm">
          <text:p/>
        </draw:line>
        <draw:line draw:style-name="gr9" draw:layer="layout" svg:x1="17.272cm" svg:y1="27.099cm" svg:x2="17.699cm" svg:y2="27.099cm">
          <text:p/>
        </draw:line>
        <draw:line draw:style-name="gr9" draw:layer="layout" svg:x1="9.999cm" svg:y1="35.099cm" svg:x2="9.999cm" svg:y2="34.372cm">
          <text:p/>
        </draw:line>
        <draw:line draw:style-name="gr9" draw:layer="layout" svg:x1="10.3cm" svg:y1="34.372cm" svg:x2="9.999cm" svg:y2="34.372cm">
          <text:p/>
        </draw:line>
        <draw:line draw:style-name="gr9" draw:layer="layout" svg:x1="10.3cm" svg:y1="34.372cm" svg:x2="10.3cm" svg:y2="33.645cm">
          <text:p/>
        </draw:line>
        <draw:line draw:style-name="gr9" draw:layer="layout" svg:x1="10.3cm" svg:y1="33.645cm" svg:x2="9.999cm" svg:y2="33.645cm">
          <text:p/>
        </draw:line>
        <draw:line draw:style-name="gr9" draw:layer="layout" svg:x1="9.999cm" svg:y1="33.645cm" svg:x2="9.999cm" svg:y2="32.918cm">
          <text:p/>
        </draw:line>
        <draw:line draw:style-name="gr9" draw:layer="layout" svg:x1="10.3cm" svg:y1="32.918cm" svg:x2="9.999cm" svg:y2="32.918cm">
          <text:p/>
        </draw:line>
        <draw:line draw:style-name="gr9" draw:layer="layout" svg:x1="10.3cm" svg:y1="32.918cm" svg:x2="10.3cm" svg:y2="32.19cm">
          <text:p/>
        </draw:line>
        <draw:line draw:style-name="gr9" draw:layer="layout" svg:x1="10.3cm" svg:y1="32.19cm" svg:x2="9.999cm" svg:y2="32.19cm">
          <text:p/>
        </draw:line>
        <draw:line draw:style-name="gr9" draw:layer="layout" svg:x1="9.999cm" svg:y1="32.19cm" svg:x2="9.999cm" svg:y2="31.463cm">
          <text:p/>
        </draw:line>
        <draw:line draw:style-name="gr9" draw:layer="layout" svg:x1="10.3cm" svg:y1="31.463cm" svg:x2="9.999cm" svg:y2="31.463cm">
          <text:p/>
        </draw:line>
        <draw:line draw:style-name="gr9" draw:layer="layout" svg:x1="10.3cm" svg:y1="31.463cm" svg:x2="10.3cm" svg:y2="30.736cm">
          <text:p/>
        </draw:line>
        <draw:line draw:style-name="gr9" draw:layer="layout" svg:x1="10.3cm" svg:y1="30.736cm" svg:x2="9.999cm" svg:y2="30.736cm">
          <text:p/>
        </draw:line>
        <draw:line draw:style-name="gr9" draw:layer="layout" svg:x1="9.999cm" svg:y1="30.736cm" svg:x2="9.999cm" svg:y2="30.008cm">
          <text:p/>
        </draw:line>
        <draw:line draw:style-name="gr9" draw:layer="layout" svg:x1="10.3cm" svg:y1="30.008cm" svg:x2="9.999cm" svg:y2="30.008cm">
          <text:p/>
        </draw:line>
        <draw:line draw:style-name="gr9" draw:layer="layout" svg:x1="10.3cm" svg:y1="30.008cm" svg:x2="10.3cm" svg:y2="29.281cm">
          <text:p/>
        </draw:line>
        <draw:line draw:style-name="gr9" draw:layer="layout" svg:x1="10.3cm" svg:y1="29.281cm" svg:x2="9.999cm" svg:y2="29.281cm">
          <text:p/>
        </draw:line>
        <draw:line draw:style-name="gr9" draw:layer="layout" svg:x1="9.999cm" svg:y1="29.281cm" svg:x2="9.999cm" svg:y2="28.554cm">
          <text:p/>
        </draw:line>
        <draw:line draw:style-name="gr9" draw:layer="layout" svg:x1="10.3cm" svg:y1="28.554cm" svg:x2="9.999cm" svg:y2="28.554cm">
          <text:p/>
        </draw:line>
        <draw:line draw:style-name="gr9" draw:layer="layout" svg:x1="10.3cm" svg:y1="28.554cm" svg:x2="10.3cm" svg:y2="27.827cm">
          <text:p/>
        </draw:line>
        <draw:line draw:style-name="gr9" draw:layer="layout" svg:x1="10.3cm" svg:y1="27.827cm" svg:x2="9.999cm" svg:y2="27.827cm">
          <text:p/>
        </draw:line>
        <draw:line draw:style-name="gr9" draw:layer="layout" svg:x1="9.999cm" svg:y1="27.827cm" svg:x2="9.999cm" svg:y2="27.099cm">
          <text:p/>
        </draw:line>
        <draw:line draw:style-name="gr9" draw:layer="layout" svg:x1="17.699cm" svg:y1="35.099cm" svg:x2="17.699cm" svg:y2="34.372cm">
          <text:p/>
        </draw:line>
        <draw:line draw:style-name="gr9" draw:layer="layout" svg:x1="18cm" svg:y1="34.372cm" svg:x2="17.699cm" svg:y2="34.372cm">
          <text:p/>
        </draw:line>
        <draw:line draw:style-name="gr9" draw:layer="layout" svg:x1="18cm" svg:y1="34.372cm" svg:x2="18cm" svg:y2="33.645cm">
          <text:p/>
        </draw:line>
        <draw:line draw:style-name="gr9" draw:layer="layout" svg:x1="18cm" svg:y1="33.645cm" svg:x2="17.699cm" svg:y2="33.645cm">
          <text:p/>
        </draw:line>
        <draw:line draw:style-name="gr9" draw:layer="layout" svg:x1="17.699cm" svg:y1="33.645cm" svg:x2="17.699cm" svg:y2="32.918cm">
          <text:p/>
        </draw:line>
        <draw:line draw:style-name="gr9" draw:layer="layout" svg:x1="18cm" svg:y1="32.918cm" svg:x2="17.699cm" svg:y2="32.918cm">
          <text:p/>
        </draw:line>
        <draw:line draw:style-name="gr9" draw:layer="layout" svg:x1="18cm" svg:y1="32.918cm" svg:x2="18cm" svg:y2="32.19cm">
          <text:p/>
        </draw:line>
        <draw:line draw:style-name="gr9" draw:layer="layout" svg:x1="18cm" svg:y1="32.19cm" svg:x2="17.699cm" svg:y2="32.19cm">
          <text:p/>
        </draw:line>
        <draw:line draw:style-name="gr9" draw:layer="layout" svg:x1="17.699cm" svg:y1="32.19cm" svg:x2="17.699cm" svg:y2="31.463cm">
          <text:p/>
        </draw:line>
        <draw:line draw:style-name="gr9" draw:layer="layout" svg:x1="18cm" svg:y1="31.463cm" svg:x2="17.699cm" svg:y2="31.463cm">
          <text:p/>
        </draw:line>
        <draw:line draw:style-name="gr9" draw:layer="layout" svg:x1="18cm" svg:y1="31.463cm" svg:x2="18cm" svg:y2="30.736cm">
          <text:p/>
        </draw:line>
        <draw:line draw:style-name="gr9" draw:layer="layout" svg:x1="18cm" svg:y1="30.736cm" svg:x2="17.699cm" svg:y2="30.736cm">
          <text:p/>
        </draw:line>
        <draw:line draw:style-name="gr9" draw:layer="layout" svg:x1="17.699cm" svg:y1="30.736cm" svg:x2="17.699cm" svg:y2="30.008cm">
          <text:p/>
        </draw:line>
        <draw:line draw:style-name="gr9" draw:layer="layout" svg:x1="18cm" svg:y1="30.008cm" svg:x2="17.699cm" svg:y2="30.008cm">
          <text:p/>
        </draw:line>
        <draw:line draw:style-name="gr9" draw:layer="layout" svg:x1="18cm" svg:y1="30.008cm" svg:x2="18cm" svg:y2="29.281cm">
          <text:p/>
        </draw:line>
        <draw:line draw:style-name="gr9" draw:layer="layout" svg:x1="18cm" svg:y1="29.281cm" svg:x2="17.699cm" svg:y2="29.281cm">
          <text:p/>
        </draw:line>
        <draw:line draw:style-name="gr9" draw:layer="layout" svg:x1="17.699cm" svg:y1="29.281cm" svg:x2="17.699cm" svg:y2="28.554cm">
          <text:p/>
        </draw:line>
        <draw:line draw:style-name="gr9" draw:layer="layout" svg:x1="18cm" svg:y1="28.554cm" svg:x2="17.699cm" svg:y2="28.554cm">
          <text:p/>
        </draw:line>
        <draw:line draw:style-name="gr9" draw:layer="layout" svg:x1="18cm" svg:y1="28.554cm" svg:x2="18cm" svg:y2="27.827cm">
          <text:p/>
        </draw:line>
        <draw:line draw:style-name="gr9" draw:layer="layout" svg:x1="18cm" svg:y1="27.827cm" svg:x2="17.699cm" svg:y2="27.827cm">
          <text:p/>
        </draw:line>
        <draw:line draw:style-name="gr9" draw:layer="layout" svg:x1="17.699cm" svg:y1="27.827cm" svg:x2="17.699cm" svg:y2="27.099cm">
          <text:p/>
        </draw:line>
        <draw:line draw:style-name="gr9" draw:layer="layout" svg:x1="1.7cm" svg:y1="27cm" svg:x2="2.427cm" svg:y2="27cm">
          <text:p/>
        </draw:line>
        <draw:line draw:style-name="gr9" draw:layer="layout" svg:x1="2.427cm" svg:y1="26.699cm" svg:x2="2.427cm" svg:y2="27cm">
          <text:p/>
        </draw:line>
        <draw:line draw:style-name="gr9" draw:layer="layout" svg:x1="2.427cm" svg:y1="26.699cm" svg:x2="3.154cm" svg:y2="26.699cm">
          <text:p/>
        </draw:line>
        <draw:line draw:style-name="gr9" draw:layer="layout" svg:x1="3.154cm" svg:y1="26.699cm" svg:x2="3.154cm" svg:y2="27cm">
          <text:p/>
        </draw:line>
        <draw:line draw:style-name="gr9" draw:layer="layout" svg:x1="3.154cm" svg:y1="27cm" svg:x2="3.881cm" svg:y2="27cm">
          <text:p/>
        </draw:line>
        <draw:line draw:style-name="gr9" draw:layer="layout" svg:x1="3.881cm" svg:y1="26.699cm" svg:x2="3.881cm" svg:y2="27cm">
          <text:p/>
        </draw:line>
        <draw:line draw:style-name="gr9" draw:layer="layout" svg:x1="3.881cm" svg:y1="26.699cm" svg:x2="4.609cm" svg:y2="26.699cm">
          <text:p/>
        </draw:line>
        <draw:line draw:style-name="gr9" draw:layer="layout" svg:x1="4.609cm" svg:y1="26.699cm" svg:x2="4.609cm" svg:y2="27cm">
          <text:p/>
        </draw:line>
        <draw:line draw:style-name="gr9" draw:layer="layout" svg:x1="4.609cm" svg:y1="27cm" svg:x2="5.336cm" svg:y2="27cm">
          <text:p/>
        </draw:line>
        <draw:line draw:style-name="gr9" draw:layer="layout" svg:x1="5.336cm" svg:y1="26.699cm" svg:x2="5.336cm" svg:y2="27cm">
          <text:p/>
        </draw:line>
        <draw:line draw:style-name="gr9" draw:layer="layout" svg:x1="5.336cm" svg:y1="26.699cm" svg:x2="6.063cm" svg:y2="26.699cm">
          <text:p/>
        </draw:line>
        <draw:line draw:style-name="gr9" draw:layer="layout" svg:x1="6.063cm" svg:y1="26.699cm" svg:x2="6.063cm" svg:y2="27cm">
          <text:p/>
        </draw:line>
        <draw:line draw:style-name="gr9" draw:layer="layout" svg:x1="6.063cm" svg:y1="27cm" svg:x2="6.791cm" svg:y2="27cm">
          <text:p/>
        </draw:line>
        <draw:line draw:style-name="gr9" draw:layer="layout" svg:x1="6.791cm" svg:y1="26.699cm" svg:x2="6.791cm" svg:y2="27cm">
          <text:p/>
        </draw:line>
        <draw:line draw:style-name="gr9" draw:layer="layout" svg:x1="6.791cm" svg:y1="26.699cm" svg:x2="7.518cm" svg:y2="26.699cm">
          <text:p/>
        </draw:line>
        <draw:line draw:style-name="gr9" draw:layer="layout" svg:x1="7.518cm" svg:y1="26.699cm" svg:x2="7.518cm" svg:y2="27cm">
          <text:p/>
        </draw:line>
        <draw:line draw:style-name="gr9" draw:layer="layout" svg:x1="7.518cm" svg:y1="27cm" svg:x2="8.245cm" svg:y2="27cm">
          <text:p/>
        </draw:line>
        <draw:line draw:style-name="gr9" draw:layer="layout" svg:x1="8.245cm" svg:y1="26.699cm" svg:x2="8.245cm" svg:y2="27cm">
          <text:p/>
        </draw:line>
        <draw:line draw:style-name="gr9" draw:layer="layout" svg:x1="8.245cm" svg:y1="26.699cm" svg:x2="8.972cm" svg:y2="26.699cm">
          <text:p/>
        </draw:line>
        <draw:line draw:style-name="gr9" draw:layer="layout" svg:x1="8.972cm" svg:y1="26.699cm" svg:x2="8.972cm" svg:y2="27cm">
          <text:p/>
        </draw:line>
        <draw:line draw:style-name="gr9" draw:layer="layout" svg:x1="8.972cm" svg:y1="27cm" svg:x2="9.399cm" svg:y2="27cm">
          <text:p/>
        </draw:line>
        <draw:line draw:style-name="gr9" draw:layer="layout" svg:x1="1.7cm" svg:y1="18.999cm" svg:x2="2.427cm" svg:y2="18.999cm">
          <text:p/>
        </draw:line>
        <draw:line draw:style-name="gr9" draw:layer="layout" svg:x1="2.427cm" svg:y1="18.999cm" svg:x2="2.427cm" svg:y2="19.3cm">
          <text:p/>
        </draw:line>
        <draw:line draw:style-name="gr9" draw:layer="layout" svg:x1="2.427cm" svg:y1="19.3cm" svg:x2="3.154cm" svg:y2="19.3cm">
          <text:p/>
        </draw:line>
        <draw:line draw:style-name="gr9" draw:layer="layout" svg:x1="3.154cm" svg:y1="18.999cm" svg:x2="3.154cm" svg:y2="19.3cm">
          <text:p/>
        </draw:line>
        <draw:line draw:style-name="gr9" draw:layer="layout" svg:x1="3.154cm" svg:y1="18.999cm" svg:x2="3.881cm" svg:y2="18.999cm">
          <text:p/>
        </draw:line>
        <draw:line draw:style-name="gr9" draw:layer="layout" svg:x1="3.881cm" svg:y1="18.999cm" svg:x2="3.881cm" svg:y2="19.3cm">
          <text:p/>
        </draw:line>
        <draw:line draw:style-name="gr9" draw:layer="layout" svg:x1="3.881cm" svg:y1="19.3cm" svg:x2="4.609cm" svg:y2="19.3cm">
          <text:p/>
        </draw:line>
        <draw:line draw:style-name="gr9" draw:layer="layout" svg:x1="4.609cm" svg:y1="18.999cm" svg:x2="4.609cm" svg:y2="19.3cm">
          <text:p/>
        </draw:line>
        <draw:line draw:style-name="gr9" draw:layer="layout" svg:x1="4.609cm" svg:y1="18.999cm" svg:x2="5.336cm" svg:y2="18.999cm">
          <text:p/>
        </draw:line>
        <draw:line draw:style-name="gr9" draw:layer="layout" svg:x1="5.336cm" svg:y1="18.999cm" svg:x2="5.336cm" svg:y2="19.3cm">
          <text:p/>
        </draw:line>
        <draw:line draw:style-name="gr9" draw:layer="layout" svg:x1="5.336cm" svg:y1="19.3cm" svg:x2="6.063cm" svg:y2="19.3cm">
          <text:p/>
        </draw:line>
        <draw:line draw:style-name="gr9" draw:layer="layout" svg:x1="6.063cm" svg:y1="18.999cm" svg:x2="6.063cm" svg:y2="19.3cm">
          <text:p/>
        </draw:line>
        <draw:line draw:style-name="gr9" draw:layer="layout" svg:x1="6.063cm" svg:y1="18.999cm" svg:x2="6.791cm" svg:y2="18.999cm">
          <text:p/>
        </draw:line>
        <draw:line draw:style-name="gr9" draw:layer="layout" svg:x1="6.791cm" svg:y1="18.999cm" svg:x2="6.791cm" svg:y2="19.3cm">
          <text:p/>
        </draw:line>
        <draw:line draw:style-name="gr9" draw:layer="layout" svg:x1="6.791cm" svg:y1="19.3cm" svg:x2="7.518cm" svg:y2="19.3cm">
          <text:p/>
        </draw:line>
        <draw:line draw:style-name="gr9" draw:layer="layout" svg:x1="7.518cm" svg:y1="18.999cm" svg:x2="7.518cm" svg:y2="19.3cm">
          <text:p/>
        </draw:line>
        <draw:line draw:style-name="gr9" draw:layer="layout" svg:x1="7.518cm" svg:y1="18.999cm" svg:x2="8.245cm" svg:y2="18.999cm">
          <text:p/>
        </draw:line>
        <draw:line draw:style-name="gr9" draw:layer="layout" svg:x1="8.245cm" svg:y1="18.999cm" svg:x2="8.245cm" svg:y2="19.3cm">
          <text:p/>
        </draw:line>
        <draw:line draw:style-name="gr9" draw:layer="layout" svg:x1="8.245cm" svg:y1="19.3cm" svg:x2="8.972cm" svg:y2="19.3cm">
          <text:p/>
        </draw:line>
        <draw:line draw:style-name="gr9" draw:layer="layout" svg:x1="8.972cm" svg:y1="18.999cm" svg:x2="8.972cm" svg:y2="19.3cm">
          <text:p/>
        </draw:line>
        <draw:line draw:style-name="gr9" draw:layer="layout" svg:x1="8.972cm" svg:y1="18.999cm" svg:x2="9.399cm" svg:y2="18.999cm">
          <text:p/>
        </draw:line>
        <draw:line draw:style-name="gr9" draw:layer="layout" svg:x1="1.7cm" svg:y1="27cm" svg:x2="1.7cm" svg:y2="26.272cm">
          <text:p/>
        </draw:line>
        <draw:line draw:style-name="gr9" draw:layer="layout" svg:x1="1.999cm" svg:y1="26.272cm" svg:x2="1.7cm" svg:y2="26.272cm">
          <text:p/>
        </draw:line>
        <draw:line draw:style-name="gr9" draw:layer="layout" svg:x1="1.999cm" svg:y1="26.272cm" svg:x2="1.999cm" svg:y2="25.545cm">
          <text:p/>
        </draw:line>
        <draw:line draw:style-name="gr9" draw:layer="layout" svg:x1="1.999cm" svg:y1="25.545cm" svg:x2="1.7cm" svg:y2="25.545cm">
          <text:p/>
        </draw:line>
        <draw:line draw:style-name="gr9" draw:layer="layout" svg:x1="1.7cm" svg:y1="25.545cm" svg:x2="1.7cm" svg:y2="24.818cm">
          <text:p/>
        </draw:line>
        <draw:line draw:style-name="gr9" draw:layer="layout" svg:x1="1.999cm" svg:y1="24.818cm" svg:x2="1.7cm" svg:y2="24.818cm">
          <text:p/>
        </draw:line>
        <draw:line draw:style-name="gr9" draw:layer="layout" svg:x1="1.999cm" svg:y1="24.818cm" svg:x2="1.999cm" svg:y2="24.09cm">
          <text:p/>
        </draw:line>
        <draw:line draw:style-name="gr9" draw:layer="layout" svg:x1="1.999cm" svg:y1="24.09cm" svg:x2="1.7cm" svg:y2="24.09cm">
          <text:p/>
        </draw:line>
        <draw:line draw:style-name="gr9" draw:layer="layout" svg:x1="1.7cm" svg:y1="24.09cm" svg:x2="1.7cm" svg:y2="23.363cm">
          <text:p/>
        </draw:line>
        <draw:line draw:style-name="gr9" draw:layer="layout" svg:x1="1.999cm" svg:y1="23.363cm" svg:x2="1.7cm" svg:y2="23.363cm">
          <text:p/>
        </draw:line>
        <draw:line draw:style-name="gr9" draw:layer="layout" svg:x1="1.999cm" svg:y1="23.363cm" svg:x2="1.999cm" svg:y2="22.636cm">
          <text:p/>
        </draw:line>
        <draw:line draw:style-name="gr9" draw:layer="layout" svg:x1="1.999cm" svg:y1="22.636cm" svg:x2="1.7cm" svg:y2="22.636cm">
          <text:p/>
        </draw:line>
        <draw:line draw:style-name="gr9" draw:layer="layout" svg:x1="1.7cm" svg:y1="22.636cm" svg:x2="1.7cm" svg:y2="21.909cm">
          <text:p/>
        </draw:line>
        <draw:line draw:style-name="gr9" draw:layer="layout" svg:x1="1.999cm" svg:y1="21.909cm" svg:x2="1.7cm" svg:y2="21.909cm">
          <text:p/>
        </draw:line>
        <draw:line draw:style-name="gr9" draw:layer="layout" svg:x1="1.999cm" svg:y1="21.909cm" svg:x2="1.999cm" svg:y2="21.181cm">
          <text:p/>
        </draw:line>
        <draw:line draw:style-name="gr9" draw:layer="layout" svg:x1="1.999cm" svg:y1="21.181cm" svg:x2="1.7cm" svg:y2="21.181cm">
          <text:p/>
        </draw:line>
        <draw:line draw:style-name="gr9" draw:layer="layout" svg:x1="1.7cm" svg:y1="21.181cm" svg:x2="1.7cm" svg:y2="20.454cm">
          <text:p/>
        </draw:line>
        <draw:line draw:style-name="gr9" draw:layer="layout" svg:x1="1.999cm" svg:y1="20.454cm" svg:x2="1.7cm" svg:y2="20.454cm">
          <text:p/>
        </draw:line>
        <draw:line draw:style-name="gr9" draw:layer="layout" svg:x1="1.999cm" svg:y1="20.454cm" svg:x2="1.999cm" svg:y2="19.727cm">
          <text:p/>
        </draw:line>
        <draw:line draw:style-name="gr9" draw:layer="layout" svg:x1="1.999cm" svg:y1="19.727cm" svg:x2="1.7cm" svg:y2="19.727cm">
          <text:p/>
        </draw:line>
        <draw:line draw:style-name="gr9" draw:layer="layout" svg:x1="1.7cm" svg:y1="19.727cm" svg:x2="1.7cm" svg:y2="18.999cm">
          <text:p/>
        </draw:line>
        <draw:line draw:style-name="gr9" draw:layer="layout" svg:x1="9.399cm" svg:y1="27cm" svg:x2="9.399cm" svg:y2="26.272cm">
          <text:p/>
        </draw:line>
        <draw:line draw:style-name="gr9" draw:layer="layout" svg:x1="9.7cm" svg:y1="26.272cm" svg:x2="9.399cm" svg:y2="26.272cm">
          <text:p/>
        </draw:line>
        <draw:line draw:style-name="gr9" draw:layer="layout" svg:x1="9.7cm" svg:y1="26.272cm" svg:x2="9.7cm" svg:y2="25.545cm">
          <text:p/>
        </draw:line>
        <draw:line draw:style-name="gr9" draw:layer="layout" svg:x1="9.7cm" svg:y1="25.545cm" svg:x2="9.399cm" svg:y2="25.545cm">
          <text:p/>
        </draw:line>
        <draw:line draw:style-name="gr9" draw:layer="layout" svg:x1="9.399cm" svg:y1="25.545cm" svg:x2="9.399cm" svg:y2="24.818cm">
          <text:p/>
        </draw:line>
        <draw:line draw:style-name="gr9" draw:layer="layout" svg:x1="9.7cm" svg:y1="24.818cm" svg:x2="9.399cm" svg:y2="24.818cm">
          <text:p/>
        </draw:line>
        <draw:line draw:style-name="gr9" draw:layer="layout" svg:x1="9.7cm" svg:y1="24.818cm" svg:x2="9.7cm" svg:y2="24.09cm">
          <text:p/>
        </draw:line>
        <draw:line draw:style-name="gr9" draw:layer="layout" svg:x1="9.7cm" svg:y1="24.09cm" svg:x2="9.399cm" svg:y2="24.09cm">
          <text:p/>
        </draw:line>
        <draw:line draw:style-name="gr9" draw:layer="layout" svg:x1="9.399cm" svg:y1="24.09cm" svg:x2="9.399cm" svg:y2="23.363cm">
          <text:p/>
        </draw:line>
        <draw:line draw:style-name="gr9" draw:layer="layout" svg:x1="9.7cm" svg:y1="23.363cm" svg:x2="9.399cm" svg:y2="23.363cm">
          <text:p/>
        </draw:line>
        <draw:line draw:style-name="gr9" draw:layer="layout" svg:x1="9.7cm" svg:y1="23.363cm" svg:x2="9.7cm" svg:y2="22.636cm">
          <text:p/>
        </draw:line>
        <draw:line draw:style-name="gr9" draw:layer="layout" svg:x1="9.7cm" svg:y1="22.636cm" svg:x2="9.399cm" svg:y2="22.636cm">
          <text:p/>
        </draw:line>
        <draw:line draw:style-name="gr9" draw:layer="layout" svg:x1="9.399cm" svg:y1="22.636cm" svg:x2="9.399cm" svg:y2="21.909cm">
          <text:p/>
        </draw:line>
        <draw:line draw:style-name="gr9" draw:layer="layout" svg:x1="9.7cm" svg:y1="21.909cm" svg:x2="9.399cm" svg:y2="21.909cm">
          <text:p/>
        </draw:line>
        <draw:line draw:style-name="gr9" draw:layer="layout" svg:x1="9.7cm" svg:y1="21.909cm" svg:x2="9.7cm" svg:y2="21.181cm">
          <text:p/>
        </draw:line>
        <draw:line draw:style-name="gr9" draw:layer="layout" svg:x1="9.7cm" svg:y1="21.181cm" svg:x2="9.399cm" svg:y2="21.181cm">
          <text:p/>
        </draw:line>
        <draw:line draw:style-name="gr9" draw:layer="layout" svg:x1="9.399cm" svg:y1="21.181cm" svg:x2="9.399cm" svg:y2="20.454cm">
          <text:p/>
        </draw:line>
        <draw:line draw:style-name="gr9" draw:layer="layout" svg:x1="9.7cm" svg:y1="20.454cm" svg:x2="9.399cm" svg:y2="20.454cm">
          <text:p/>
        </draw:line>
        <draw:line draw:style-name="gr9" draw:layer="layout" svg:x1="9.7cm" svg:y1="20.454cm" svg:x2="9.7cm" svg:y2="19.727cm">
          <text:p/>
        </draw:line>
        <draw:line draw:style-name="gr9" draw:layer="layout" svg:x1="9.7cm" svg:y1="19.727cm" svg:x2="9.399cm" svg:y2="19.727cm">
          <text:p/>
        </draw:line>
        <draw:line draw:style-name="gr9" draw:layer="layout" svg:x1="9.399cm" svg:y1="19.727cm" svg:x2="9.399cm" svg:y2="18.999cm">
          <text:p/>
        </draw:line>
        <draw:line draw:style-name="gr9" draw:layer="layout" svg:x1="10.3cm" svg:y1="26.699cm" svg:x2="10.727cm" svg:y2="26.699cm">
          <text:p/>
        </draw:line>
        <draw:line draw:style-name="gr9" draw:layer="layout" svg:x1="10.727cm" svg:y1="26.699cm" svg:x2="10.727cm" svg:y2="27cm">
          <text:p/>
        </draw:line>
        <draw:line draw:style-name="gr9" draw:layer="layout" svg:x1="10.727cm" svg:y1="27cm" svg:x2="11.454cm" svg:y2="27cm">
          <text:p/>
        </draw:line>
        <draw:line draw:style-name="gr9" draw:layer="layout" svg:x1="11.454cm" svg:y1="26.699cm" svg:x2="11.454cm" svg:y2="27cm">
          <text:p/>
        </draw:line>
        <draw:line draw:style-name="gr9" draw:layer="layout" svg:x1="11.454cm" svg:y1="26.699cm" svg:x2="12.181cm" svg:y2="26.699cm">
          <text:p/>
        </draw:line>
        <draw:line draw:style-name="gr9" draw:layer="layout" svg:x1="12.181cm" svg:y1="26.699cm" svg:x2="12.181cm" svg:y2="27cm">
          <text:p/>
        </draw:line>
        <draw:line draw:style-name="gr9" draw:layer="layout" svg:x1="12.181cm" svg:y1="27cm" svg:x2="12.909cm" svg:y2="27cm">
          <text:p/>
        </draw:line>
        <draw:line draw:style-name="gr9" draw:layer="layout" svg:x1="12.909cm" svg:y1="26.699cm" svg:x2="12.909cm" svg:y2="27cm">
          <text:p/>
        </draw:line>
        <draw:line draw:style-name="gr9" draw:layer="layout" svg:x1="12.909cm" svg:y1="26.699cm" svg:x2="13.636cm" svg:y2="26.699cm">
          <text:p/>
        </draw:line>
        <draw:line draw:style-name="gr9" draw:layer="layout" svg:x1="13.636cm" svg:y1="26.699cm" svg:x2="13.636cm" svg:y2="27cm">
          <text:p/>
        </draw:line>
        <draw:line draw:style-name="gr9" draw:layer="layout" svg:x1="13.636cm" svg:y1="27cm" svg:x2="14.363cm" svg:y2="27cm">
          <text:p/>
        </draw:line>
        <draw:line draw:style-name="gr9" draw:layer="layout" svg:x1="14.363cm" svg:y1="26.699cm" svg:x2="14.363cm" svg:y2="27cm">
          <text:p/>
        </draw:line>
        <draw:line draw:style-name="gr9" draw:layer="layout" svg:x1="14.363cm" svg:y1="26.699cm" svg:x2="15.09cm" svg:y2="26.699cm">
          <text:p/>
        </draw:line>
        <draw:line draw:style-name="gr9" draw:layer="layout" svg:x1="15.09cm" svg:y1="26.699cm" svg:x2="15.09cm" svg:y2="27cm">
          <text:p/>
        </draw:line>
        <draw:line draw:style-name="gr9" draw:layer="layout" svg:x1="15.09cm" svg:y1="27cm" svg:x2="15.818cm" svg:y2="27cm">
          <text:p/>
        </draw:line>
        <draw:line draw:style-name="gr9" draw:layer="layout" svg:x1="15.818cm" svg:y1="26.699cm" svg:x2="15.818cm" svg:y2="27cm">
          <text:p/>
        </draw:line>
        <draw:line draw:style-name="gr9" draw:layer="layout" svg:x1="15.818cm" svg:y1="26.699cm" svg:x2="16.545cm" svg:y2="26.699cm">
          <text:p/>
        </draw:line>
        <draw:line draw:style-name="gr9" draw:layer="layout" svg:x1="16.545cm" svg:y1="26.699cm" svg:x2="16.545cm" svg:y2="27cm">
          <text:p/>
        </draw:line>
        <draw:line draw:style-name="gr9" draw:layer="layout" svg:x1="16.545cm" svg:y1="27cm" svg:x2="17.272cm" svg:y2="27cm">
          <text:p/>
        </draw:line>
        <draw:line draw:style-name="gr9" draw:layer="layout" svg:x1="17.272cm" svg:y1="26.699cm" svg:x2="17.272cm" svg:y2="27cm">
          <text:p/>
        </draw:line>
        <draw:line draw:style-name="gr9" draw:layer="layout" svg:x1="17.272cm" svg:y1="26.699cm" svg:x2="17.699cm" svg:y2="26.699cm">
          <text:p/>
        </draw:line>
        <draw:line draw:style-name="gr9" draw:layer="layout" svg:x1="10.3cm" svg:y1="19.3cm" svg:x2="10.727cm" svg:y2="19.3cm">
          <text:p/>
        </draw:line>
        <draw:line draw:style-name="gr9" draw:layer="layout" svg:x1="10.727cm" svg:y1="18.999cm" svg:x2="10.727cm" svg:y2="19.3cm">
          <text:p/>
        </draw:line>
        <draw:line draw:style-name="gr9" draw:layer="layout" svg:x1="10.727cm" svg:y1="18.999cm" svg:x2="11.454cm" svg:y2="18.999cm">
          <text:p/>
        </draw:line>
        <draw:line draw:style-name="gr9" draw:layer="layout" svg:x1="11.454cm" svg:y1="18.999cm" svg:x2="11.454cm" svg:y2="19.3cm">
          <text:p/>
        </draw:line>
        <draw:line draw:style-name="gr9" draw:layer="layout" svg:x1="11.454cm" svg:y1="19.3cm" svg:x2="12.181cm" svg:y2="19.3cm">
          <text:p/>
        </draw:line>
        <draw:line draw:style-name="gr9" draw:layer="layout" svg:x1="12.181cm" svg:y1="18.999cm" svg:x2="12.181cm" svg:y2="19.3cm">
          <text:p/>
        </draw:line>
        <draw:line draw:style-name="gr9" draw:layer="layout" svg:x1="12.181cm" svg:y1="18.999cm" svg:x2="12.909cm" svg:y2="18.999cm">
          <text:p/>
        </draw:line>
        <draw:line draw:style-name="gr9" draw:layer="layout" svg:x1="12.909cm" svg:y1="18.999cm" svg:x2="12.909cm" svg:y2="19.3cm">
          <text:p/>
        </draw:line>
        <draw:line draw:style-name="gr9" draw:layer="layout" svg:x1="12.909cm" svg:y1="19.3cm" svg:x2="13.636cm" svg:y2="19.3cm">
          <text:p/>
        </draw:line>
        <draw:line draw:style-name="gr9" draw:layer="layout" svg:x1="13.636cm" svg:y1="18.999cm" svg:x2="13.636cm" svg:y2="19.3cm">
          <text:p/>
        </draw:line>
        <draw:line draw:style-name="gr9" draw:layer="layout" svg:x1="13.636cm" svg:y1="18.999cm" svg:x2="14.363cm" svg:y2="18.999cm">
          <text:p/>
        </draw:line>
        <draw:line draw:style-name="gr9" draw:layer="layout" svg:x1="14.363cm" svg:y1="18.999cm" svg:x2="14.363cm" svg:y2="19.3cm">
          <text:p/>
        </draw:line>
        <draw:line draw:style-name="gr9" draw:layer="layout" svg:x1="14.363cm" svg:y1="19.3cm" svg:x2="15.09cm" svg:y2="19.3cm">
          <text:p/>
        </draw:line>
        <draw:line draw:style-name="gr9" draw:layer="layout" svg:x1="15.09cm" svg:y1="18.999cm" svg:x2="15.09cm" svg:y2="19.3cm">
          <text:p/>
        </draw:line>
        <draw:line draw:style-name="gr9" draw:layer="layout" svg:x1="15.09cm" svg:y1="18.999cm" svg:x2="15.818cm" svg:y2="18.999cm">
          <text:p/>
        </draw:line>
        <draw:line draw:style-name="gr9" draw:layer="layout" svg:x1="15.818cm" svg:y1="18.999cm" svg:x2="15.818cm" svg:y2="19.3cm">
          <text:p/>
        </draw:line>
        <draw:line draw:style-name="gr9" draw:layer="layout" svg:x1="15.818cm" svg:y1="19.3cm" svg:x2="16.545cm" svg:y2="19.3cm">
          <text:p/>
        </draw:line>
        <draw:line draw:style-name="gr9" draw:layer="layout" svg:x1="16.545cm" svg:y1="18.999cm" svg:x2="16.545cm" svg:y2="19.3cm">
          <text:p/>
        </draw:line>
        <draw:line draw:style-name="gr9" draw:layer="layout" svg:x1="16.545cm" svg:y1="18.999cm" svg:x2="17.272cm" svg:y2="18.999cm">
          <text:p/>
        </draw:line>
        <draw:line draw:style-name="gr9" draw:layer="layout" svg:x1="17.272cm" svg:y1="18.999cm" svg:x2="17.272cm" svg:y2="19.3cm">
          <text:p/>
        </draw:line>
        <draw:line draw:style-name="gr9" draw:layer="layout" svg:x1="17.272cm" svg:y1="19.3cm" svg:x2="17.699cm" svg:y2="19.3cm">
          <text:p/>
        </draw:line>
        <draw:line draw:style-name="gr9" draw:layer="layout" svg:x1="10.3cm" svg:y1="26.699cm" svg:x2="10.3cm" svg:y2="26.272cm">
          <text:p/>
        </draw:line>
        <draw:line draw:style-name="gr9" draw:layer="layout" svg:x1="10.3cm" svg:y1="26.272cm" svg:x2="9.999cm" svg:y2="26.272cm">
          <text:p/>
        </draw:line>
        <draw:line draw:style-name="gr9" draw:layer="layout" svg:x1="9.999cm" svg:y1="26.272cm" svg:x2="9.999cm" svg:y2="25.545cm">
          <text:p/>
        </draw:line>
        <draw:line draw:style-name="gr9" draw:layer="layout" svg:x1="10.3cm" svg:y1="25.545cm" svg:x2="9.999cm" svg:y2="25.545cm">
          <text:p/>
        </draw:line>
        <draw:line draw:style-name="gr9" draw:layer="layout" svg:x1="10.3cm" svg:y1="25.545cm" svg:x2="10.3cm" svg:y2="24.818cm">
          <text:p/>
        </draw:line>
        <draw:line draw:style-name="gr9" draw:layer="layout" svg:x1="10.3cm" svg:y1="24.818cm" svg:x2="9.999cm" svg:y2="24.818cm">
          <text:p/>
        </draw:line>
        <draw:line draw:style-name="gr9" draw:layer="layout" svg:x1="9.999cm" svg:y1="24.818cm" svg:x2="9.999cm" svg:y2="24.09cm">
          <text:p/>
        </draw:line>
        <draw:line draw:style-name="gr9" draw:layer="layout" svg:x1="10.3cm" svg:y1="24.09cm" svg:x2="9.999cm" svg:y2="24.09cm">
          <text:p/>
        </draw:line>
        <draw:line draw:style-name="gr9" draw:layer="layout" svg:x1="10.3cm" svg:y1="24.09cm" svg:x2="10.3cm" svg:y2="23.363cm">
          <text:p/>
        </draw:line>
        <draw:line draw:style-name="gr9" draw:layer="layout" svg:x1="10.3cm" svg:y1="23.363cm" svg:x2="9.999cm" svg:y2="23.363cm">
          <text:p/>
        </draw:line>
        <draw:line draw:style-name="gr9" draw:layer="layout" svg:x1="9.999cm" svg:y1="23.363cm" svg:x2="9.999cm" svg:y2="22.636cm">
          <text:p/>
        </draw:line>
        <draw:line draw:style-name="gr9" draw:layer="layout" svg:x1="10.3cm" svg:y1="22.636cm" svg:x2="9.999cm" svg:y2="22.636cm">
          <text:p/>
        </draw:line>
        <draw:line draw:style-name="gr9" draw:layer="layout" svg:x1="10.3cm" svg:y1="22.636cm" svg:x2="10.3cm" svg:y2="21.909cm">
          <text:p/>
        </draw:line>
        <draw:line draw:style-name="gr9" draw:layer="layout" svg:x1="10.3cm" svg:y1="21.909cm" svg:x2="9.999cm" svg:y2="21.909cm">
          <text:p/>
        </draw:line>
        <draw:line draw:style-name="gr9" draw:layer="layout" svg:x1="9.999cm" svg:y1="21.909cm" svg:x2="9.999cm" svg:y2="21.181cm">
          <text:p/>
        </draw:line>
        <draw:line draw:style-name="gr9" draw:layer="layout" svg:x1="10.3cm" svg:y1="21.181cm" svg:x2="9.999cm" svg:y2="21.181cm">
          <text:p/>
        </draw:line>
        <draw:line draw:style-name="gr9" draw:layer="layout" svg:x1="10.3cm" svg:y1="21.181cm" svg:x2="10.3cm" svg:y2="20.454cm">
          <text:p/>
        </draw:line>
        <draw:line draw:style-name="gr9" draw:layer="layout" svg:x1="10.3cm" svg:y1="20.454cm" svg:x2="9.999cm" svg:y2="20.454cm">
          <text:p/>
        </draw:line>
        <draw:line draw:style-name="gr9" draw:layer="layout" svg:x1="9.999cm" svg:y1="20.454cm" svg:x2="9.999cm" svg:y2="19.727cm">
          <text:p/>
        </draw:line>
        <draw:line draw:style-name="gr9" draw:layer="layout" svg:x1="10.3cm" svg:y1="19.727cm" svg:x2="9.999cm" svg:y2="19.727cm">
          <text:p/>
        </draw:line>
        <draw:line draw:style-name="gr9" draw:layer="layout" svg:x1="10.3cm" svg:y1="19.727cm" svg:x2="10.3cm" svg:y2="19.3cm">
          <text:p/>
        </draw:line>
        <draw:line draw:style-name="gr9" draw:layer="layout" svg:x1="17.699cm" svg:y1="26.699cm" svg:x2="17.699cm" svg:y2="26.272cm">
          <text:p/>
        </draw:line>
        <draw:line draw:style-name="gr9" draw:layer="layout" svg:x1="18cm" svg:y1="26.272cm" svg:x2="17.699cm" svg:y2="26.272cm">
          <text:p/>
        </draw:line>
        <draw:line draw:style-name="gr9" draw:layer="layout" svg:x1="18cm" svg:y1="26.272cm" svg:x2="18cm" svg:y2="25.545cm">
          <text:p/>
        </draw:line>
        <draw:line draw:style-name="gr9" draw:layer="layout" svg:x1="18cm" svg:y1="25.545cm" svg:x2="17.699cm" svg:y2="25.545cm">
          <text:p/>
        </draw:line>
        <draw:line draw:style-name="gr9" draw:layer="layout" svg:x1="17.699cm" svg:y1="25.545cm" svg:x2="17.699cm" svg:y2="24.818cm">
          <text:p/>
        </draw:line>
        <draw:line draw:style-name="gr9" draw:layer="layout" svg:x1="18cm" svg:y1="24.818cm" svg:x2="17.699cm" svg:y2="24.818cm">
          <text:p/>
        </draw:line>
        <draw:line draw:style-name="gr9" draw:layer="layout" svg:x1="18cm" svg:y1="24.818cm" svg:x2="18cm" svg:y2="24.09cm">
          <text:p/>
        </draw:line>
        <draw:line draw:style-name="gr9" draw:layer="layout" svg:x1="18cm" svg:y1="24.09cm" svg:x2="17.699cm" svg:y2="24.09cm">
          <text:p/>
        </draw:line>
        <draw:line draw:style-name="gr9" draw:layer="layout" svg:x1="17.699cm" svg:y1="24.09cm" svg:x2="17.699cm" svg:y2="23.363cm">
          <text:p/>
        </draw:line>
        <draw:line draw:style-name="gr9" draw:layer="layout" svg:x1="18cm" svg:y1="23.363cm" svg:x2="17.699cm" svg:y2="23.363cm">
          <text:p/>
        </draw:line>
        <draw:line draw:style-name="gr9" draw:layer="layout" svg:x1="18cm" svg:y1="23.363cm" svg:x2="18cm" svg:y2="22.636cm">
          <text:p/>
        </draw:line>
        <draw:line draw:style-name="gr9" draw:layer="layout" svg:x1="18cm" svg:y1="22.636cm" svg:x2="17.699cm" svg:y2="22.636cm">
          <text:p/>
        </draw:line>
        <draw:line draw:style-name="gr9" draw:layer="layout" svg:x1="17.699cm" svg:y1="22.636cm" svg:x2="17.699cm" svg:y2="21.909cm">
          <text:p/>
        </draw:line>
        <draw:line draw:style-name="gr9" draw:layer="layout" svg:x1="18cm" svg:y1="21.909cm" svg:x2="17.699cm" svg:y2="21.909cm">
          <text:p/>
        </draw:line>
        <draw:line draw:style-name="gr9" draw:layer="layout" svg:x1="18cm" svg:y1="21.909cm" svg:x2="18cm" svg:y2="21.181cm">
          <text:p/>
        </draw:line>
        <draw:line draw:style-name="gr9" draw:layer="layout" svg:x1="18cm" svg:y1="21.181cm" svg:x2="17.699cm" svg:y2="21.181cm">
          <text:p/>
        </draw:line>
        <draw:line draw:style-name="gr9" draw:layer="layout" svg:x1="17.699cm" svg:y1="21.181cm" svg:x2="17.699cm" svg:y2="20.454cm">
          <text:p/>
        </draw:line>
        <draw:line draw:style-name="gr9" draw:layer="layout" svg:x1="18cm" svg:y1="20.454cm" svg:x2="17.699cm" svg:y2="20.454cm">
          <text:p/>
        </draw:line>
        <draw:line draw:style-name="gr9" draw:layer="layout" svg:x1="18cm" svg:y1="20.454cm" svg:x2="18cm" svg:y2="19.727cm">
          <text:p/>
        </draw:line>
        <draw:line draw:style-name="gr9" draw:layer="layout" svg:x1="18cm" svg:y1="19.727cm" svg:x2="17.699cm" svg:y2="19.727cm">
          <text:p/>
        </draw:line>
        <draw:line draw:style-name="gr9" draw:layer="layout" svg:x1="17.699cm" svg:y1="19.727cm" svg:x2="17.699cm" svg:y2="19.3cm">
          <text:p/>
        </draw:line>
        <draw:line draw:style-name="gr9" draw:layer="layout" svg:x1="18.299cm" svg:y1="27cm" svg:x2="19.027cm" svg:y2="27cm">
          <text:p/>
        </draw:line>
        <draw:line draw:style-name="gr9" draw:layer="layout" svg:x1="19.027cm" svg:y1="26.699cm" svg:x2="19.027cm" svg:y2="27cm">
          <text:p/>
        </draw:line>
        <draw:line draw:style-name="gr9" draw:layer="layout" svg:x1="19.027cm" svg:y1="26.699cm" svg:x2="19.754cm" svg:y2="26.699cm">
          <text:p/>
        </draw:line>
        <draw:line draw:style-name="gr9" draw:layer="layout" svg:x1="19.754cm" svg:y1="26.699cm" svg:x2="19.754cm" svg:y2="27cm">
          <text:p/>
        </draw:line>
        <draw:line draw:style-name="gr9" draw:layer="layout" svg:x1="19.754cm" svg:y1="27cm" svg:x2="20.481cm" svg:y2="27cm">
          <text:p/>
        </draw:line>
        <draw:line draw:style-name="gr9" draw:layer="layout" svg:x1="20.481cm" svg:y1="26.699cm" svg:x2="20.481cm" svg:y2="27cm">
          <text:p/>
        </draw:line>
        <draw:line draw:style-name="gr9" draw:layer="layout" svg:x1="20.481cm" svg:y1="26.699cm" svg:x2="21.208cm" svg:y2="26.699cm">
          <text:p/>
        </draw:line>
        <draw:line draw:style-name="gr9" draw:layer="layout" svg:x1="21.208cm" svg:y1="26.699cm" svg:x2="21.208cm" svg:y2="27cm">
          <text:p/>
        </draw:line>
        <draw:line draw:style-name="gr9" draw:layer="layout" svg:x1="21.208cm" svg:y1="27cm" svg:x2="21.936cm" svg:y2="27cm">
          <text:p/>
        </draw:line>
        <draw:line draw:style-name="gr9" draw:layer="layout" svg:x1="21.936cm" svg:y1="26.699cm" svg:x2="21.936cm" svg:y2="27cm">
          <text:p/>
        </draw:line>
        <draw:line draw:style-name="gr9" draw:layer="layout" svg:x1="21.936cm" svg:y1="26.699cm" svg:x2="22.663cm" svg:y2="26.699cm">
          <text:p/>
        </draw:line>
        <draw:line draw:style-name="gr9" draw:layer="layout" svg:x1="22.663cm" svg:y1="26.699cm" svg:x2="22.663cm" svg:y2="27cm">
          <text:p/>
        </draw:line>
        <draw:line draw:style-name="gr9" draw:layer="layout" svg:x1="22.663cm" svg:y1="27cm" svg:x2="23.39cm" svg:y2="27cm">
          <text:p/>
        </draw:line>
        <draw:line draw:style-name="gr9" draw:layer="layout" svg:x1="23.39cm" svg:y1="26.699cm" svg:x2="23.39cm" svg:y2="27cm">
          <text:p/>
        </draw:line>
        <draw:line draw:style-name="gr9" draw:layer="layout" svg:x1="23.39cm" svg:y1="26.699cm" svg:x2="24.118cm" svg:y2="26.699cm">
          <text:p/>
        </draw:line>
        <draw:line draw:style-name="gr9" draw:layer="layout" svg:x1="24.118cm" svg:y1="26.699cm" svg:x2="24.118cm" svg:y2="27cm">
          <text:p/>
        </draw:line>
        <draw:line draw:style-name="gr9" draw:layer="layout" svg:x1="24.118cm" svg:y1="27cm" svg:x2="24.845cm" svg:y2="27cm">
          <text:p/>
        </draw:line>
        <draw:line draw:style-name="gr9" draw:layer="layout" svg:x1="24.845cm" svg:y1="26.699cm" svg:x2="24.845cm" svg:y2="27cm">
          <text:p/>
        </draw:line>
        <draw:line draw:style-name="gr9" draw:layer="layout" svg:x1="24.845cm" svg:y1="26.699cm" svg:x2="25.572cm" svg:y2="26.699cm">
          <text:p/>
        </draw:line>
        <draw:line draw:style-name="gr9" draw:layer="layout" svg:x1="25.572cm" svg:y1="26.699cm" svg:x2="25.572cm" svg:y2="27cm">
          <text:p/>
        </draw:line>
        <draw:line draw:style-name="gr9" draw:layer="layout" svg:x1="25.572cm" svg:y1="27cm" svg:x2="25.999cm" svg:y2="27cm">
          <text:p/>
        </draw:line>
        <draw:line draw:style-name="gr9" draw:layer="layout" svg:x1="18.299cm" svg:y1="18.999cm" svg:x2="19.027cm" svg:y2="18.999cm">
          <text:p/>
        </draw:line>
        <draw:line draw:style-name="gr9" draw:layer="layout" svg:x1="19.027cm" svg:y1="18.999cm" svg:x2="19.027cm" svg:y2="19.3cm">
          <text:p/>
        </draw:line>
        <draw:line draw:style-name="gr9" draw:layer="layout" svg:x1="19.027cm" svg:y1="19.3cm" svg:x2="19.754cm" svg:y2="19.3cm">
          <text:p/>
        </draw:line>
        <draw:line draw:style-name="gr9" draw:layer="layout" svg:x1="19.754cm" svg:y1="18.999cm" svg:x2="19.754cm" svg:y2="19.3cm">
          <text:p/>
        </draw:line>
        <draw:line draw:style-name="gr9" draw:layer="layout" svg:x1="19.754cm" svg:y1="18.999cm" svg:x2="20.481cm" svg:y2="18.999cm">
          <text:p/>
        </draw:line>
        <draw:line draw:style-name="gr9" draw:layer="layout" svg:x1="20.481cm" svg:y1="18.999cm" svg:x2="20.481cm" svg:y2="19.3cm">
          <text:p/>
        </draw:line>
        <draw:line draw:style-name="gr9" draw:layer="layout" svg:x1="20.481cm" svg:y1="19.3cm" svg:x2="21.208cm" svg:y2="19.3cm">
          <text:p/>
        </draw:line>
        <draw:line draw:style-name="gr9" draw:layer="layout" svg:x1="21.208cm" svg:y1="18.999cm" svg:x2="21.208cm" svg:y2="19.3cm">
          <text:p/>
        </draw:line>
        <draw:line draw:style-name="gr9" draw:layer="layout" svg:x1="21.208cm" svg:y1="18.999cm" svg:x2="21.936cm" svg:y2="18.999cm">
          <text:p/>
        </draw:line>
        <draw:line draw:style-name="gr9" draw:layer="layout" svg:x1="21.936cm" svg:y1="18.999cm" svg:x2="21.936cm" svg:y2="19.3cm">
          <text:p/>
        </draw:line>
        <draw:line draw:style-name="gr9" draw:layer="layout" svg:x1="21.936cm" svg:y1="19.3cm" svg:x2="22.663cm" svg:y2="19.3cm">
          <text:p/>
        </draw:line>
        <draw:line draw:style-name="gr9" draw:layer="layout" svg:x1="22.663cm" svg:y1="18.999cm" svg:x2="22.663cm" svg:y2="19.3cm">
          <text:p/>
        </draw:line>
        <draw:line draw:style-name="gr9" draw:layer="layout" svg:x1="22.663cm" svg:y1="18.999cm" svg:x2="23.39cm" svg:y2="18.999cm">
          <text:p/>
        </draw:line>
        <draw:line draw:style-name="gr9" draw:layer="layout" svg:x1="23.39cm" svg:y1="18.999cm" svg:x2="23.39cm" svg:y2="19.3cm">
          <text:p/>
        </draw:line>
        <draw:line draw:style-name="gr9" draw:layer="layout" svg:x1="23.39cm" svg:y1="19.3cm" svg:x2="24.118cm" svg:y2="19.3cm">
          <text:p/>
        </draw:line>
        <draw:line draw:style-name="gr9" draw:layer="layout" svg:x1="24.118cm" svg:y1="18.999cm" svg:x2="24.118cm" svg:y2="19.3cm">
          <text:p/>
        </draw:line>
        <draw:line draw:style-name="gr9" draw:layer="layout" svg:x1="24.118cm" svg:y1="18.999cm" svg:x2="24.845cm" svg:y2="18.999cm">
          <text:p/>
        </draw:line>
        <draw:line draw:style-name="gr9" draw:layer="layout" svg:x1="24.845cm" svg:y1="18.999cm" svg:x2="24.845cm" svg:y2="19.3cm">
          <text:p/>
        </draw:line>
        <draw:line draw:style-name="gr9" draw:layer="layout" svg:x1="24.845cm" svg:y1="19.3cm" svg:x2="25.572cm" svg:y2="19.3cm">
          <text:p/>
        </draw:line>
        <draw:line draw:style-name="gr9" draw:layer="layout" svg:x1="25.572cm" svg:y1="18.999cm" svg:x2="25.572cm" svg:y2="19.3cm">
          <text:p/>
        </draw:line>
        <draw:line draw:style-name="gr9" draw:layer="layout" svg:x1="25.572cm" svg:y1="18.999cm" svg:x2="25.999cm" svg:y2="18.999cm">
          <text:p/>
        </draw:line>
        <draw:line draw:style-name="gr9" draw:layer="layout" svg:x1="18.299cm" svg:y1="27cm" svg:x2="18.299cm" svg:y2="26.272cm">
          <text:p/>
        </draw:line>
        <draw:line draw:style-name="gr9" draw:layer="layout" svg:x1="18.6cm" svg:y1="26.272cm" svg:x2="18.299cm" svg:y2="26.272cm">
          <text:p/>
        </draw:line>
        <draw:line draw:style-name="gr9" draw:layer="layout" svg:x1="18.6cm" svg:y1="26.272cm" svg:x2="18.6cm" svg:y2="25.545cm">
          <text:p/>
        </draw:line>
        <draw:line draw:style-name="gr9" draw:layer="layout" svg:x1="18.6cm" svg:y1="25.545cm" svg:x2="18.299cm" svg:y2="25.545cm">
          <text:p/>
        </draw:line>
        <draw:line draw:style-name="gr9" draw:layer="layout" svg:x1="18.299cm" svg:y1="25.545cm" svg:x2="18.299cm" svg:y2="24.818cm">
          <text:p/>
        </draw:line>
        <draw:line draw:style-name="gr9" draw:layer="layout" svg:x1="18.6cm" svg:y1="24.818cm" svg:x2="18.299cm" svg:y2="24.818cm">
          <text:p/>
        </draw:line>
        <draw:line draw:style-name="gr9" draw:layer="layout" svg:x1="18.6cm" svg:y1="24.818cm" svg:x2="18.6cm" svg:y2="24.09cm">
          <text:p/>
        </draw:line>
        <draw:line draw:style-name="gr9" draw:layer="layout" svg:x1="18.6cm" svg:y1="24.09cm" svg:x2="18.299cm" svg:y2="24.09cm">
          <text:p/>
        </draw:line>
        <draw:line draw:style-name="gr9" draw:layer="layout" svg:x1="18.299cm" svg:y1="24.09cm" svg:x2="18.299cm" svg:y2="23.363cm">
          <text:p/>
        </draw:line>
        <draw:line draw:style-name="gr9" draw:layer="layout" svg:x1="18.6cm" svg:y1="23.363cm" svg:x2="18.299cm" svg:y2="23.363cm">
          <text:p/>
        </draw:line>
        <draw:line draw:style-name="gr9" draw:layer="layout" svg:x1="18.6cm" svg:y1="23.363cm" svg:x2="18.6cm" svg:y2="22.636cm">
          <text:p/>
        </draw:line>
        <draw:line draw:style-name="gr9" draw:layer="layout" svg:x1="18.6cm" svg:y1="22.636cm" svg:x2="18.299cm" svg:y2="22.636cm">
          <text:p/>
        </draw:line>
        <draw:line draw:style-name="gr9" draw:layer="layout" svg:x1="18.299cm" svg:y1="22.636cm" svg:x2="18.299cm" svg:y2="21.909cm">
          <text:p/>
        </draw:line>
        <draw:line draw:style-name="gr9" draw:layer="layout" svg:x1="18.6cm" svg:y1="21.909cm" svg:x2="18.299cm" svg:y2="21.909cm">
          <text:p/>
        </draw:line>
        <draw:line draw:style-name="gr9" draw:layer="layout" svg:x1="18.6cm" svg:y1="21.909cm" svg:x2="18.6cm" svg:y2="21.181cm">
          <text:p/>
        </draw:line>
        <draw:line draw:style-name="gr9" draw:layer="layout" svg:x1="18.6cm" svg:y1="21.181cm" svg:x2="18.299cm" svg:y2="21.181cm">
          <text:p/>
        </draw:line>
        <draw:line draw:style-name="gr9" draw:layer="layout" svg:x1="18.299cm" svg:y1="21.181cm" svg:x2="18.299cm" svg:y2="20.454cm">
          <text:p/>
        </draw:line>
        <draw:line draw:style-name="gr9" draw:layer="layout" svg:x1="18.6cm" svg:y1="20.454cm" svg:x2="18.299cm" svg:y2="20.454cm">
          <text:p/>
        </draw:line>
        <draw:line draw:style-name="gr9" draw:layer="layout" svg:x1="18.6cm" svg:y1="20.454cm" svg:x2="18.6cm" svg:y2="19.727cm">
          <text:p/>
        </draw:line>
        <draw:line draw:style-name="gr9" draw:layer="layout" svg:x1="18.6cm" svg:y1="19.727cm" svg:x2="18.299cm" svg:y2="19.727cm">
          <text:p/>
        </draw:line>
        <draw:line draw:style-name="gr9" draw:layer="layout" svg:x1="18.299cm" svg:y1="19.727cm" svg:x2="18.299cm" svg:y2="18.999cm">
          <text:p/>
        </draw:line>
        <draw:line draw:style-name="gr9" draw:layer="layout" svg:x1="25.999cm" svg:y1="27cm" svg:x2="25.999cm" svg:y2="26.272cm">
          <text:p/>
        </draw:line>
        <draw:line draw:style-name="gr9" draw:layer="layout" svg:x1="26.299cm" svg:y1="26.272cm" svg:x2="25.999cm" svg:y2="26.272cm">
          <text:p/>
        </draw:line>
        <draw:line draw:style-name="gr9" draw:layer="layout" svg:x1="26.299cm" svg:y1="26.272cm" svg:x2="26.299cm" svg:y2="25.545cm">
          <text:p/>
        </draw:line>
        <draw:line draw:style-name="gr9" draw:layer="layout" svg:x1="26.299cm" svg:y1="25.545cm" svg:x2="25.999cm" svg:y2="25.545cm">
          <text:p/>
        </draw:line>
        <draw:line draw:style-name="gr9" draw:layer="layout" svg:x1="25.999cm" svg:y1="25.545cm" svg:x2="25.999cm" svg:y2="24.818cm">
          <text:p/>
        </draw:line>
        <draw:line draw:style-name="gr9" draw:layer="layout" svg:x1="26.299cm" svg:y1="24.818cm" svg:x2="25.999cm" svg:y2="24.818cm">
          <text:p/>
        </draw:line>
        <draw:line draw:style-name="gr9" draw:layer="layout" svg:x1="26.299cm" svg:y1="24.818cm" svg:x2="26.299cm" svg:y2="24.09cm">
          <text:p/>
        </draw:line>
        <draw:line draw:style-name="gr9" draw:layer="layout" svg:x1="26.299cm" svg:y1="24.09cm" svg:x2="25.999cm" svg:y2="24.09cm">
          <text:p/>
        </draw:line>
        <draw:line draw:style-name="gr9" draw:layer="layout" svg:x1="25.999cm" svg:y1="24.09cm" svg:x2="25.999cm" svg:y2="23.363cm">
          <text:p/>
        </draw:line>
        <draw:line draw:style-name="gr9" draw:layer="layout" svg:x1="26.299cm" svg:y1="23.363cm" svg:x2="25.999cm" svg:y2="23.363cm">
          <text:p/>
        </draw:line>
        <draw:line draw:style-name="gr9" draw:layer="layout" svg:x1="26.299cm" svg:y1="23.363cm" svg:x2="26.299cm" svg:y2="22.636cm">
          <text:p/>
        </draw:line>
        <draw:line draw:style-name="gr9" draw:layer="layout" svg:x1="26.299cm" svg:y1="22.636cm" svg:x2="25.999cm" svg:y2="22.636cm">
          <text:p/>
        </draw:line>
        <draw:line draw:style-name="gr9" draw:layer="layout" svg:x1="25.999cm" svg:y1="22.636cm" svg:x2="25.999cm" svg:y2="21.909cm">
          <text:p/>
        </draw:line>
        <draw:line draw:style-name="gr9" draw:layer="layout" svg:x1="26.299cm" svg:y1="21.909cm" svg:x2="25.999cm" svg:y2="21.909cm">
          <text:p/>
        </draw:line>
        <draw:line draw:style-name="gr9" draw:layer="layout" svg:x1="26.299cm" svg:y1="21.909cm" svg:x2="26.299cm" svg:y2="21.181cm">
          <text:p/>
        </draw:line>
        <draw:line draw:style-name="gr9" draw:layer="layout" svg:x1="26.299cm" svg:y1="21.181cm" svg:x2="25.999cm" svg:y2="21.181cm">
          <text:p/>
        </draw:line>
        <draw:line draw:style-name="gr9" draw:layer="layout" svg:x1="25.999cm" svg:y1="21.181cm" svg:x2="25.999cm" svg:y2="20.454cm">
          <text:p/>
        </draw:line>
        <draw:line draw:style-name="gr9" draw:layer="layout" svg:x1="26.299cm" svg:y1="20.454cm" svg:x2="25.999cm" svg:y2="20.454cm">
          <text:p/>
        </draw:line>
        <draw:line draw:style-name="gr9" draw:layer="layout" svg:x1="26.299cm" svg:y1="20.454cm" svg:x2="26.299cm" svg:y2="19.727cm">
          <text:p/>
        </draw:line>
        <draw:line draw:style-name="gr9" draw:layer="layout" svg:x1="26.299cm" svg:y1="19.727cm" svg:x2="25.999cm" svg:y2="19.727cm">
          <text:p/>
        </draw:line>
        <draw:line draw:style-name="gr9" draw:layer="layout" svg:x1="25.999cm" svg:y1="19.727cm" svg:x2="25.999cm" svg:y2="18.999cm">
          <text:p/>
        </draw:line>
        <draw:line draw:style-name="gr9" draw:layer="layout" svg:x1="1.7cm" svg:y1="35.2cm" svg:x2="2.428cm" svg:y2="35.2cm">
          <text:p/>
        </draw:line>
        <draw:line draw:style-name="gr9" draw:layer="layout" svg:x1="2.428cm" svg:y1="34.899cm" svg:x2="2.428cm" svg:y2="35.2cm">
          <text:p/>
        </draw:line>
        <draw:line draw:style-name="gr9" draw:layer="layout" svg:x1="2.428cm" svg:y1="34.899cm" svg:x2="3.155cm" svg:y2="34.899cm">
          <text:p/>
        </draw:line>
        <draw:line draw:style-name="gr9" draw:layer="layout" svg:x1="3.155cm" svg:y1="34.899cm" svg:x2="3.155cm" svg:y2="35.2cm">
          <text:p/>
        </draw:line>
        <draw:line draw:style-name="gr9" draw:layer="layout" svg:x1="3.155cm" svg:y1="35.2cm" svg:x2="3.882cm" svg:y2="35.2cm">
          <text:p/>
        </draw:line>
        <draw:line draw:style-name="gr9" draw:layer="layout" svg:x1="3.882cm" svg:y1="34.899cm" svg:x2="3.882cm" svg:y2="35.2cm">
          <text:p/>
        </draw:line>
        <draw:line draw:style-name="gr9" draw:layer="layout" svg:x1="3.882cm" svg:y1="34.899cm" svg:x2="4.61cm" svg:y2="34.899cm">
          <text:p/>
        </draw:line>
        <draw:line draw:style-name="gr9" draw:layer="layout" svg:x1="4.61cm" svg:y1="34.899cm" svg:x2="4.61cm" svg:y2="35.2cm">
          <text:p/>
        </draw:line>
        <draw:line draw:style-name="gr9" draw:layer="layout" svg:x1="4.61cm" svg:y1="35.2cm" svg:x2="5.337cm" svg:y2="35.2cm">
          <text:p/>
        </draw:line>
        <draw:line draw:style-name="gr9" draw:layer="layout" svg:x1="5.337cm" svg:y1="34.899cm" svg:x2="5.337cm" svg:y2="35.2cm">
          <text:p/>
        </draw:line>
        <draw:line draw:style-name="gr9" draw:layer="layout" svg:x1="5.337cm" svg:y1="34.899cm" svg:x2="6.064cm" svg:y2="34.899cm">
          <text:p/>
        </draw:line>
        <draw:line draw:style-name="gr9" draw:layer="layout" svg:x1="6.064cm" svg:y1="34.899cm" svg:x2="6.064cm" svg:y2="35.2cm">
          <text:p/>
        </draw:line>
        <draw:line draw:style-name="gr9" draw:layer="layout" svg:x1="6.064cm" svg:y1="35.2cm" svg:x2="6.791cm" svg:y2="35.2cm">
          <text:p/>
        </draw:line>
        <draw:line draw:style-name="gr9" draw:layer="layout" svg:x1="6.791cm" svg:y1="34.899cm" svg:x2="6.791cm" svg:y2="35.2cm">
          <text:p/>
        </draw:line>
        <draw:line draw:style-name="gr9" draw:layer="layout" svg:x1="6.791cm" svg:y1="34.899cm" svg:x2="7.519cm" svg:y2="34.899cm">
          <text:p/>
        </draw:line>
        <draw:line draw:style-name="gr9" draw:layer="layout" svg:x1="7.519cm" svg:y1="34.899cm" svg:x2="7.519cm" svg:y2="35.2cm">
          <text:p/>
        </draw:line>
        <draw:line draw:style-name="gr9" draw:layer="layout" svg:x1="7.519cm" svg:y1="35.2cm" svg:x2="8.246cm" svg:y2="35.2cm">
          <text:p/>
        </draw:line>
        <draw:line draw:style-name="gr9" draw:layer="layout" svg:x1="8.246cm" svg:y1="34.899cm" svg:x2="8.246cm" svg:y2="35.2cm">
          <text:p/>
        </draw:line>
        <draw:line draw:style-name="gr9" draw:layer="layout" svg:x1="8.246cm" svg:y1="34.899cm" svg:x2="8.973cm" svg:y2="34.899cm">
          <text:p/>
        </draw:line>
        <draw:line draw:style-name="gr9" draw:layer="layout" svg:x1="8.973cm" svg:y1="34.899cm" svg:x2="8.973cm" svg:y2="35.2cm">
          <text:p/>
        </draw:line>
        <draw:line draw:style-name="gr9" draw:layer="layout" svg:x1="8.973cm" svg:y1="35.2cm" svg:x2="9.4cm" svg:y2="35.2cm">
          <text:p/>
        </draw:line>
        <draw:line draw:style-name="gr9" draw:layer="layout" svg:x1="1.7cm" svg:y1="27.2cm" svg:x2="2.428cm" svg:y2="27.2cm">
          <text:p/>
        </draw:line>
        <draw:line draw:style-name="gr9" draw:layer="layout" svg:x1="2.428cm" svg:y1="27.2cm" svg:x2="2.428cm" svg:y2="27.5cm">
          <text:p/>
        </draw:line>
        <draw:line draw:style-name="gr9" draw:layer="layout" svg:x1="2.428cm" svg:y1="27.5cm" svg:x2="3.155cm" svg:y2="27.5cm">
          <text:p/>
        </draw:line>
        <draw:line draw:style-name="gr9" draw:layer="layout" svg:x1="3.155cm" svg:y1="27.2cm" svg:x2="3.155cm" svg:y2="27.5cm">
          <text:p/>
        </draw:line>
        <draw:line draw:style-name="gr9" draw:layer="layout" svg:x1="3.155cm" svg:y1="27.2cm" svg:x2="3.882cm" svg:y2="27.2cm">
          <text:p/>
        </draw:line>
        <draw:line draw:style-name="gr9" draw:layer="layout" svg:x1="3.882cm" svg:y1="27.2cm" svg:x2="3.882cm" svg:y2="27.5cm">
          <text:p/>
        </draw:line>
        <draw:line draw:style-name="gr9" draw:layer="layout" svg:x1="3.882cm" svg:y1="27.5cm" svg:x2="4.61cm" svg:y2="27.5cm">
          <text:p/>
        </draw:line>
        <draw:line draw:style-name="gr9" draw:layer="layout" svg:x1="4.61cm" svg:y1="27.2cm" svg:x2="4.61cm" svg:y2="27.5cm">
          <text:p/>
        </draw:line>
        <draw:line draw:style-name="gr9" draw:layer="layout" svg:x1="4.61cm" svg:y1="27.2cm" svg:x2="5.337cm" svg:y2="27.2cm">
          <text:p/>
        </draw:line>
        <draw:line draw:style-name="gr9" draw:layer="layout" svg:x1="5.337cm" svg:y1="27.2cm" svg:x2="5.337cm" svg:y2="27.5cm">
          <text:p/>
        </draw:line>
        <draw:line draw:style-name="gr9" draw:layer="layout" svg:x1="5.337cm" svg:y1="27.5cm" svg:x2="6.064cm" svg:y2="27.5cm">
          <text:p/>
        </draw:line>
        <draw:line draw:style-name="gr9" draw:layer="layout" svg:x1="6.064cm" svg:y1="27.2cm" svg:x2="6.064cm" svg:y2="27.5cm">
          <text:p/>
        </draw:line>
        <draw:line draw:style-name="gr9" draw:layer="layout" svg:x1="6.064cm" svg:y1="27.2cm" svg:x2="6.791cm" svg:y2="27.2cm">
          <text:p/>
        </draw:line>
        <draw:line draw:style-name="gr9" draw:layer="layout" svg:x1="6.791cm" svg:y1="27.2cm" svg:x2="6.791cm" svg:y2="27.5cm">
          <text:p/>
        </draw:line>
        <draw:line draw:style-name="gr9" draw:layer="layout" svg:x1="6.791cm" svg:y1="27.5cm" svg:x2="7.519cm" svg:y2="27.5cm">
          <text:p/>
        </draw:line>
        <draw:line draw:style-name="gr9" draw:layer="layout" svg:x1="7.519cm" svg:y1="27.2cm" svg:x2="7.519cm" svg:y2="27.5cm">
          <text:p/>
        </draw:line>
        <draw:line draw:style-name="gr9" draw:layer="layout" svg:x1="7.519cm" svg:y1="27.2cm" svg:x2="8.246cm" svg:y2="27.2cm">
          <text:p/>
        </draw:line>
        <draw:line draw:style-name="gr9" draw:layer="layout" svg:x1="8.246cm" svg:y1="27.2cm" svg:x2="8.246cm" svg:y2="27.5cm">
          <text:p/>
        </draw:line>
        <draw:line draw:style-name="gr9" draw:layer="layout" svg:x1="8.246cm" svg:y1="27.5cm" svg:x2="8.973cm" svg:y2="27.5cm">
          <text:p/>
        </draw:line>
        <draw:line draw:style-name="gr9" draw:layer="layout" svg:x1="8.973cm" svg:y1="27.2cm" svg:x2="8.973cm" svg:y2="27.5cm">
          <text:p/>
        </draw:line>
        <draw:line draw:style-name="gr9" draw:layer="layout" svg:x1="8.973cm" svg:y1="27.2cm" svg:x2="9.4cm" svg:y2="27.2cm">
          <text:p/>
        </draw:line>
        <draw:line draw:style-name="gr9" draw:layer="layout" svg:x1="1.7cm" svg:y1="35.2cm" svg:x2="1.7cm" svg:y2="34.472cm">
          <text:p/>
        </draw:line>
        <draw:line draw:style-name="gr9" draw:layer="layout" svg:x1="2.001cm" svg:y1="34.472cm" svg:x2="1.7cm" svg:y2="34.472cm">
          <text:p/>
        </draw:line>
        <draw:line draw:style-name="gr9" draw:layer="layout" svg:x1="2.001cm" svg:y1="34.472cm" svg:x2="2.001cm" svg:y2="33.745cm">
          <text:p/>
        </draw:line>
        <draw:line draw:style-name="gr9" draw:layer="layout" svg:x1="2.001cm" svg:y1="33.745cm" svg:x2="1.7cm" svg:y2="33.745cm">
          <text:p/>
        </draw:line>
        <draw:line draw:style-name="gr9" draw:layer="layout" svg:x1="1.7cm" svg:y1="33.745cm" svg:x2="1.7cm" svg:y2="33.018cm">
          <text:p/>
        </draw:line>
        <draw:line draw:style-name="gr9" draw:layer="layout" svg:x1="2.001cm" svg:y1="33.018cm" svg:x2="1.7cm" svg:y2="33.018cm">
          <text:p/>
        </draw:line>
        <draw:line draw:style-name="gr9" draw:layer="layout" svg:x1="2.001cm" svg:y1="33.018cm" svg:x2="2.001cm" svg:y2="32.291cm">
          <text:p/>
        </draw:line>
        <draw:line draw:style-name="gr9" draw:layer="layout" svg:x1="2.001cm" svg:y1="32.291cm" svg:x2="1.7cm" svg:y2="32.291cm">
          <text:p/>
        </draw:line>
        <draw:line draw:style-name="gr9" draw:layer="layout" svg:x1="1.7cm" svg:y1="32.291cm" svg:x2="1.7cm" svg:y2="31.563cm">
          <text:p/>
        </draw:line>
        <draw:line draw:style-name="gr9" draw:layer="layout" svg:x1="2.001cm" svg:y1="31.563cm" svg:x2="1.7cm" svg:y2="31.563cm">
          <text:p/>
        </draw:line>
        <draw:line draw:style-name="gr9" draw:layer="layout" svg:x1="2.001cm" svg:y1="31.563cm" svg:x2="2.001cm" svg:y2="30.836cm">
          <text:p/>
        </draw:line>
        <draw:line draw:style-name="gr9" draw:layer="layout" svg:x1="2.001cm" svg:y1="30.836cm" svg:x2="1.7cm" svg:y2="30.836cm">
          <text:p/>
        </draw:line>
        <draw:line draw:style-name="gr9" draw:layer="layout" svg:x1="1.7cm" svg:y1="30.836cm" svg:x2="1.7cm" svg:y2="30.109cm">
          <text:p/>
        </draw:line>
        <draw:line draw:style-name="gr9" draw:layer="layout" svg:x1="2.001cm" svg:y1="30.109cm" svg:x2="1.7cm" svg:y2="30.109cm">
          <text:p/>
        </draw:line>
        <draw:line draw:style-name="gr9" draw:layer="layout" svg:x1="2.001cm" svg:y1="30.109cm" svg:x2="2.001cm" svg:y2="29.381cm">
          <text:p/>
        </draw:line>
        <draw:line draw:style-name="gr9" draw:layer="layout" svg:x1="2.001cm" svg:y1="29.381cm" svg:x2="1.7cm" svg:y2="29.381cm">
          <text:p/>
        </draw:line>
        <draw:line draw:style-name="gr9" draw:layer="layout" svg:x1="1.7cm" svg:y1="29.381cm" svg:x2="1.7cm" svg:y2="28.654cm">
          <text:p/>
        </draw:line>
        <draw:line draw:style-name="gr9" draw:layer="layout" svg:x1="2.001cm" svg:y1="28.654cm" svg:x2="1.7cm" svg:y2="28.654cm">
          <text:p/>
        </draw:line>
        <draw:line draw:style-name="gr9" draw:layer="layout" svg:x1="2.001cm" svg:y1="28.654cm" svg:x2="2.001cm" svg:y2="27.927cm">
          <text:p/>
        </draw:line>
        <draw:line draw:style-name="gr9" draw:layer="layout" svg:x1="2.001cm" svg:y1="27.927cm" svg:x2="1.7cm" svg:y2="27.927cm">
          <text:p/>
        </draw:line>
        <draw:line draw:style-name="gr9" draw:layer="layout" svg:x1="1.7cm" svg:y1="27.927cm" svg:x2="1.7cm" svg:y2="27.2cm">
          <text:p/>
        </draw:line>
        <draw:line draw:style-name="gr9" draw:layer="layout" svg:x1="9.4cm" svg:y1="35.2cm" svg:x2="9.4cm" svg:y2="34.472cm">
          <text:p/>
        </draw:line>
        <draw:line draw:style-name="gr9" draw:layer="layout" svg:x1="9.701cm" svg:y1="34.472cm" svg:x2="9.4cm" svg:y2="34.472cm">
          <text:p/>
        </draw:line>
        <draw:line draw:style-name="gr9" draw:layer="layout" svg:x1="9.701cm" svg:y1="34.472cm" svg:x2="9.701cm" svg:y2="33.745cm">
          <text:p/>
        </draw:line>
        <draw:line draw:style-name="gr9" draw:layer="layout" svg:x1="9.701cm" svg:y1="33.745cm" svg:x2="9.4cm" svg:y2="33.745cm">
          <text:p/>
        </draw:line>
        <draw:line draw:style-name="gr9" draw:layer="layout" svg:x1="9.4cm" svg:y1="33.745cm" svg:x2="9.4cm" svg:y2="33.018cm">
          <text:p/>
        </draw:line>
        <draw:line draw:style-name="gr9" draw:layer="layout" svg:x1="9.701cm" svg:y1="33.018cm" svg:x2="9.4cm" svg:y2="33.018cm">
          <text:p/>
        </draw:line>
        <draw:line draw:style-name="gr9" draw:layer="layout" svg:x1="9.701cm" svg:y1="33.018cm" svg:x2="9.701cm" svg:y2="32.291cm">
          <text:p/>
        </draw:line>
        <draw:line draw:style-name="gr9" draw:layer="layout" svg:x1="9.701cm" svg:y1="32.291cm" svg:x2="9.4cm" svg:y2="32.291cm">
          <text:p/>
        </draw:line>
        <draw:line draw:style-name="gr9" draw:layer="layout" svg:x1="9.4cm" svg:y1="32.291cm" svg:x2="9.4cm" svg:y2="31.563cm">
          <text:p/>
        </draw:line>
        <draw:line draw:style-name="gr9" draw:layer="layout" svg:x1="9.701cm" svg:y1="31.563cm" svg:x2="9.4cm" svg:y2="31.563cm">
          <text:p/>
        </draw:line>
        <draw:line draw:style-name="gr9" draw:layer="layout" svg:x1="9.701cm" svg:y1="31.563cm" svg:x2="9.701cm" svg:y2="30.836cm">
          <text:p/>
        </draw:line>
        <draw:line draw:style-name="gr9" draw:layer="layout" svg:x1="9.701cm" svg:y1="30.836cm" svg:x2="9.4cm" svg:y2="30.836cm">
          <text:p/>
        </draw:line>
        <draw:line draw:style-name="gr9" draw:layer="layout" svg:x1="9.4cm" svg:y1="30.836cm" svg:x2="9.4cm" svg:y2="30.109cm">
          <text:p/>
        </draw:line>
        <draw:line draw:style-name="gr9" draw:layer="layout" svg:x1="9.701cm" svg:y1="30.109cm" svg:x2="9.4cm" svg:y2="30.109cm">
          <text:p/>
        </draw:line>
        <draw:line draw:style-name="gr9" draw:layer="layout" svg:x1="9.701cm" svg:y1="30.109cm" svg:x2="9.701cm" svg:y2="29.381cm">
          <text:p/>
        </draw:line>
        <draw:line draw:style-name="gr9" draw:layer="layout" svg:x1="9.701cm" svg:y1="29.381cm" svg:x2="9.4cm" svg:y2="29.381cm">
          <text:p/>
        </draw:line>
        <draw:line draw:style-name="gr9" draw:layer="layout" svg:x1="9.4cm" svg:y1="29.381cm" svg:x2="9.4cm" svg:y2="28.654cm">
          <text:p/>
        </draw:line>
        <draw:line draw:style-name="gr9" draw:layer="layout" svg:x1="9.701cm" svg:y1="28.654cm" svg:x2="9.4cm" svg:y2="28.654cm">
          <text:p/>
        </draw:line>
        <draw:line draw:style-name="gr9" draw:layer="layout" svg:x1="9.701cm" svg:y1="28.654cm" svg:x2="9.701cm" svg:y2="27.927cm">
          <text:p/>
        </draw:line>
        <draw:line draw:style-name="gr9" draw:layer="layout" svg:x1="9.701cm" svg:y1="27.927cm" svg:x2="9.4cm" svg:y2="27.927cm">
          <text:p/>
        </draw:line>
        <draw:line draw:style-name="gr9" draw:layer="layout" svg:x1="9.4cm" svg:y1="27.927cm" svg:x2="9.4cm" svg:y2="27.2cm">
          <text:p/>
        </draw:line>
        <draw:line draw:style-name="gr9" draw:layer="layout" svg:x1="18.6cm" svg:y1="34.8cm" svg:x2="19.027cm" svg:y2="34.8cm">
          <text:p/>
        </draw:line>
        <draw:line draw:style-name="gr9" draw:layer="layout" svg:x1="19.027cm" svg:y1="34.8cm" svg:x2="19.027cm" svg:y2="35.1cm">
          <text:p/>
        </draw:line>
        <draw:line draw:style-name="gr9" draw:layer="layout" svg:x1="19.027cm" svg:y1="35.1cm" svg:x2="19.754cm" svg:y2="35.1cm">
          <text:p/>
        </draw:line>
        <draw:line draw:style-name="gr9" draw:layer="layout" svg:x1="19.754cm" svg:y1="34.8cm" svg:x2="19.754cm" svg:y2="35.1cm">
          <text:p/>
        </draw:line>
        <draw:line draw:style-name="gr9" draw:layer="layout" svg:x1="19.754cm" svg:y1="34.8cm" svg:x2="20.481cm" svg:y2="34.8cm">
          <text:p/>
        </draw:line>
        <draw:line draw:style-name="gr9" draw:layer="layout" svg:x1="20.481cm" svg:y1="34.8cm" svg:x2="20.481cm" svg:y2="35.1cm">
          <text:p/>
        </draw:line>
        <draw:line draw:style-name="gr9" draw:layer="layout" svg:x1="20.481cm" svg:y1="35.1cm" svg:x2="21.209cm" svg:y2="35.1cm">
          <text:p/>
        </draw:line>
        <draw:line draw:style-name="gr9" draw:layer="layout" svg:x1="21.209cm" svg:y1="34.8cm" svg:x2="21.209cm" svg:y2="35.1cm">
          <text:p/>
        </draw:line>
        <draw:line draw:style-name="gr9" draw:layer="layout" svg:x1="21.209cm" svg:y1="34.8cm" svg:x2="21.936cm" svg:y2="34.8cm">
          <text:p/>
        </draw:line>
        <draw:line draw:style-name="gr9" draw:layer="layout" svg:x1="21.936cm" svg:y1="34.8cm" svg:x2="21.936cm" svg:y2="35.1cm">
          <text:p/>
        </draw:line>
        <draw:line draw:style-name="gr9" draw:layer="layout" svg:x1="21.936cm" svg:y1="35.1cm" svg:x2="22.663cm" svg:y2="35.1cm">
          <text:p/>
        </draw:line>
        <draw:line draw:style-name="gr9" draw:layer="layout" svg:x1="22.663cm" svg:y1="34.8cm" svg:x2="22.663cm" svg:y2="35.1cm">
          <text:p/>
        </draw:line>
        <draw:line draw:style-name="gr9" draw:layer="layout" svg:x1="22.663cm" svg:y1="34.8cm" svg:x2="23.39cm" svg:y2="34.8cm">
          <text:p/>
        </draw:line>
        <draw:line draw:style-name="gr9" draw:layer="layout" svg:x1="23.39cm" svg:y1="34.8cm" svg:x2="23.39cm" svg:y2="35.1cm">
          <text:p/>
        </draw:line>
        <draw:line draw:style-name="gr9" draw:layer="layout" svg:x1="23.39cm" svg:y1="35.1cm" svg:x2="24.118cm" svg:y2="35.1cm">
          <text:p/>
        </draw:line>
        <draw:line draw:style-name="gr9" draw:layer="layout" svg:x1="24.118cm" svg:y1="34.8cm" svg:x2="24.118cm" svg:y2="35.1cm">
          <text:p/>
        </draw:line>
        <draw:line draw:style-name="gr9" draw:layer="layout" svg:x1="24.118cm" svg:y1="34.8cm" svg:x2="24.845cm" svg:y2="34.8cm">
          <text:p/>
        </draw:line>
        <draw:line draw:style-name="gr9" draw:layer="layout" svg:x1="24.845cm" svg:y1="34.8cm" svg:x2="24.845cm" svg:y2="35.1cm">
          <text:p/>
        </draw:line>
        <draw:line draw:style-name="gr9" draw:layer="layout" svg:x1="24.845cm" svg:y1="35.1cm" svg:x2="25.572cm" svg:y2="35.1cm">
          <text:p/>
        </draw:line>
        <draw:line draw:style-name="gr9" draw:layer="layout" svg:x1="25.572cm" svg:y1="34.8cm" svg:x2="25.572cm" svg:y2="35.1cm">
          <text:p/>
        </draw:line>
        <draw:line draw:style-name="gr9" draw:layer="layout" svg:x1="25.572cm" svg:y1="34.8cm" svg:x2="25.999cm" svg:y2="34.8cm">
          <text:p/>
        </draw:line>
        <draw:line draw:style-name="gr9" draw:layer="layout" svg:x1="18.6cm" svg:y1="27.399cm" svg:x2="19.027cm" svg:y2="27.399cm">
          <text:p/>
        </draw:line>
        <draw:line draw:style-name="gr9" draw:layer="layout" svg:x1="19.027cm" svg:y1="27.1cm" svg:x2="19.027cm" svg:y2="27.399cm">
          <text:p/>
        </draw:line>
        <draw:line draw:style-name="gr9" draw:layer="layout" svg:x1="19.027cm" svg:y1="27.1cm" svg:x2="19.754cm" svg:y2="27.1cm">
          <text:p/>
        </draw:line>
        <draw:line draw:style-name="gr9" draw:layer="layout" svg:x1="19.754cm" svg:y1="27.1cm" svg:x2="19.754cm" svg:y2="27.399cm">
          <text:p/>
        </draw:line>
        <draw:line draw:style-name="gr9" draw:layer="layout" svg:x1="19.754cm" svg:y1="27.399cm" svg:x2="20.481cm" svg:y2="27.399cm">
          <text:p/>
        </draw:line>
        <draw:line draw:style-name="gr9" draw:layer="layout" svg:x1="20.481cm" svg:y1="27.1cm" svg:x2="20.481cm" svg:y2="27.399cm">
          <text:p/>
        </draw:line>
        <draw:line draw:style-name="gr9" draw:layer="layout" svg:x1="20.481cm" svg:y1="27.1cm" svg:x2="21.209cm" svg:y2="27.1cm">
          <text:p/>
        </draw:line>
        <draw:line draw:style-name="gr9" draw:layer="layout" svg:x1="21.209cm" svg:y1="27.1cm" svg:x2="21.209cm" svg:y2="27.399cm">
          <text:p/>
        </draw:line>
        <draw:line draw:style-name="gr9" draw:layer="layout" svg:x1="21.209cm" svg:y1="27.399cm" svg:x2="21.936cm" svg:y2="27.399cm">
          <text:p/>
        </draw:line>
        <draw:line draw:style-name="gr9" draw:layer="layout" svg:x1="21.936cm" svg:y1="27.1cm" svg:x2="21.936cm" svg:y2="27.399cm">
          <text:p/>
        </draw:line>
        <draw:line draw:style-name="gr9" draw:layer="layout" svg:x1="21.936cm" svg:y1="27.1cm" svg:x2="22.663cm" svg:y2="27.1cm">
          <text:p/>
        </draw:line>
        <draw:line draw:style-name="gr9" draw:layer="layout" svg:x1="22.663cm" svg:y1="27.1cm" svg:x2="22.663cm" svg:y2="27.399cm">
          <text:p/>
        </draw:line>
        <draw:line draw:style-name="gr9" draw:layer="layout" svg:x1="22.663cm" svg:y1="27.399cm" svg:x2="23.39cm" svg:y2="27.399cm">
          <text:p/>
        </draw:line>
        <draw:line draw:style-name="gr9" draw:layer="layout" svg:x1="23.39cm" svg:y1="27.1cm" svg:x2="23.39cm" svg:y2="27.399cm">
          <text:p/>
        </draw:line>
        <draw:line draw:style-name="gr9" draw:layer="layout" svg:x1="23.39cm" svg:y1="27.1cm" svg:x2="24.118cm" svg:y2="27.1cm">
          <text:p/>
        </draw:line>
        <draw:line draw:style-name="gr9" draw:layer="layout" svg:x1="24.118cm" svg:y1="27.1cm" svg:x2="24.118cm" svg:y2="27.399cm">
          <text:p/>
        </draw:line>
        <draw:line draw:style-name="gr9" draw:layer="layout" svg:x1="24.118cm" svg:y1="27.399cm" svg:x2="24.845cm" svg:y2="27.399cm">
          <text:p/>
        </draw:line>
        <draw:line draw:style-name="gr9" draw:layer="layout" svg:x1="24.845cm" svg:y1="27.1cm" svg:x2="24.845cm" svg:y2="27.399cm">
          <text:p/>
        </draw:line>
        <draw:line draw:style-name="gr9" draw:layer="layout" svg:x1="24.845cm" svg:y1="27.1cm" svg:x2="25.572cm" svg:y2="27.1cm">
          <text:p/>
        </draw:line>
        <draw:line draw:style-name="gr9" draw:layer="layout" svg:x1="25.572cm" svg:y1="27.1cm" svg:x2="25.572cm" svg:y2="27.399cm">
          <text:p/>
        </draw:line>
        <draw:line draw:style-name="gr9" draw:layer="layout" svg:x1="25.572cm" svg:y1="27.399cm" svg:x2="25.999cm" svg:y2="27.399cm">
          <text:p/>
        </draw:line>
        <draw:line draw:style-name="gr9" draw:layer="layout" svg:x1="18.6cm" svg:y1="34.8cm" svg:x2="18.6cm" svg:y2="34.372cm">
          <text:p/>
        </draw:line>
        <draw:line draw:style-name="gr9" draw:layer="layout" svg:x1="18.6cm" svg:y1="34.372cm" svg:x2="18.299cm" svg:y2="34.372cm">
          <text:p/>
        </draw:line>
        <draw:line draw:style-name="gr9" draw:layer="layout" svg:x1="18.299cm" svg:y1="34.372cm" svg:x2="18.299cm" svg:y2="33.645cm">
          <text:p/>
        </draw:line>
        <draw:line draw:style-name="gr9" draw:layer="layout" svg:x1="18.6cm" svg:y1="33.645cm" svg:x2="18.299cm" svg:y2="33.645cm">
          <text:p/>
        </draw:line>
        <draw:line draw:style-name="gr9" draw:layer="layout" svg:x1="18.6cm" svg:y1="33.645cm" svg:x2="18.6cm" svg:y2="32.918cm">
          <text:p/>
        </draw:line>
        <draw:line draw:style-name="gr9" draw:layer="layout" svg:x1="18.6cm" svg:y1="32.918cm" svg:x2="18.299cm" svg:y2="32.918cm">
          <text:p/>
        </draw:line>
        <draw:line draw:style-name="gr9" draw:layer="layout" svg:x1="18.299cm" svg:y1="32.918cm" svg:x2="18.299cm" svg:y2="32.191cm">
          <text:p/>
        </draw:line>
        <draw:line draw:style-name="gr9" draw:layer="layout" svg:x1="18.6cm" svg:y1="32.191cm" svg:x2="18.299cm" svg:y2="32.191cm">
          <text:p/>
        </draw:line>
        <draw:line draw:style-name="gr9" draw:layer="layout" svg:x1="18.6cm" svg:y1="32.191cm" svg:x2="18.6cm" svg:y2="31.463cm">
          <text:p/>
        </draw:line>
        <draw:line draw:style-name="gr9" draw:layer="layout" svg:x1="18.6cm" svg:y1="31.463cm" svg:x2="18.299cm" svg:y2="31.463cm">
          <text:p/>
        </draw:line>
        <draw:line draw:style-name="gr9" draw:layer="layout" svg:x1="18.299cm" svg:y1="31.463cm" svg:x2="18.299cm" svg:y2="30.736cm">
          <text:p/>
        </draw:line>
        <draw:line draw:style-name="gr9" draw:layer="layout" svg:x1="18.6cm" svg:y1="30.736cm" svg:x2="18.299cm" svg:y2="30.736cm">
          <text:p/>
        </draw:line>
        <draw:line draw:style-name="gr9" draw:layer="layout" svg:x1="18.6cm" svg:y1="30.736cm" svg:x2="18.6cm" svg:y2="30.009cm">
          <text:p/>
        </draw:line>
        <draw:line draw:style-name="gr9" draw:layer="layout" svg:x1="18.6cm" svg:y1="30.009cm" svg:x2="18.299cm" svg:y2="30.009cm">
          <text:p/>
        </draw:line>
        <draw:line draw:style-name="gr9" draw:layer="layout" svg:x1="18.299cm" svg:y1="30.009cm" svg:x2="18.299cm" svg:y2="29.281cm">
          <text:p/>
        </draw:line>
        <draw:line draw:style-name="gr9" draw:layer="layout" svg:x1="18.6cm" svg:y1="29.281cm" svg:x2="18.299cm" svg:y2="29.281cm">
          <text:p/>
        </draw:line>
        <draw:line draw:style-name="gr9" draw:layer="layout" svg:x1="18.6cm" svg:y1="29.281cm" svg:x2="18.6cm" svg:y2="28.554cm">
          <text:p/>
        </draw:line>
        <draw:line draw:style-name="gr9" draw:layer="layout" svg:x1="18.6cm" svg:y1="28.554cm" svg:x2="18.299cm" svg:y2="28.554cm">
          <text:p/>
        </draw:line>
        <draw:line draw:style-name="gr9" draw:layer="layout" svg:x1="18.299cm" svg:y1="28.554cm" svg:x2="18.299cm" svg:y2="27.827cm">
          <text:p/>
        </draw:line>
        <draw:line draw:style-name="gr9" draw:layer="layout" svg:x1="18.6cm" svg:y1="27.827cm" svg:x2="18.299cm" svg:y2="27.827cm">
          <text:p/>
        </draw:line>
        <draw:line draw:style-name="gr9" draw:layer="layout" svg:x1="18.6cm" svg:y1="27.827cm" svg:x2="18.6cm" svg:y2="27.399cm">
          <text:p/>
        </draw:line>
        <draw:line draw:style-name="gr9" draw:layer="layout" svg:x1="25.999cm" svg:y1="34.8cm" svg:x2="25.999cm" svg:y2="34.372cm">
          <text:p/>
        </draw:line>
        <draw:line draw:style-name="gr9" draw:layer="layout" svg:x1="26.3cm" svg:y1="34.372cm" svg:x2="25.999cm" svg:y2="34.372cm">
          <text:p/>
        </draw:line>
        <draw:line draw:style-name="gr9" draw:layer="layout" svg:x1="26.3cm" svg:y1="34.372cm" svg:x2="26.3cm" svg:y2="33.645cm">
          <text:p/>
        </draw:line>
        <draw:line draw:style-name="gr9" draw:layer="layout" svg:x1="26.3cm" svg:y1="33.645cm" svg:x2="25.999cm" svg:y2="33.645cm">
          <text:p/>
        </draw:line>
        <draw:line draw:style-name="gr9" draw:layer="layout" svg:x1="25.999cm" svg:y1="33.645cm" svg:x2="25.999cm" svg:y2="32.918cm">
          <text:p/>
        </draw:line>
        <draw:line draw:style-name="gr9" draw:layer="layout" svg:x1="26.3cm" svg:y1="32.918cm" svg:x2="25.999cm" svg:y2="32.918cm">
          <text:p/>
        </draw:line>
        <draw:line draw:style-name="gr9" draw:layer="layout" svg:x1="26.3cm" svg:y1="32.918cm" svg:x2="26.3cm" svg:y2="32.191cm">
          <text:p/>
        </draw:line>
        <draw:line draw:style-name="gr9" draw:layer="layout" svg:x1="26.3cm" svg:y1="32.191cm" svg:x2="25.999cm" svg:y2="32.191cm">
          <text:p/>
        </draw:line>
        <draw:line draw:style-name="gr9" draw:layer="layout" svg:x1="25.999cm" svg:y1="32.191cm" svg:x2="25.999cm" svg:y2="31.463cm">
          <text:p/>
        </draw:line>
        <draw:line draw:style-name="gr9" draw:layer="layout" svg:x1="26.3cm" svg:y1="31.463cm" svg:x2="25.999cm" svg:y2="31.463cm">
          <text:p/>
        </draw:line>
        <draw:line draw:style-name="gr9" draw:layer="layout" svg:x1="26.3cm" svg:y1="31.463cm" svg:x2="26.3cm" svg:y2="30.736cm">
          <text:p/>
        </draw:line>
        <draw:line draw:style-name="gr9" draw:layer="layout" svg:x1="26.3cm" svg:y1="30.736cm" svg:x2="25.999cm" svg:y2="30.736cm">
          <text:p/>
        </draw:line>
        <draw:line draw:style-name="gr9" draw:layer="layout" svg:x1="25.999cm" svg:y1="30.736cm" svg:x2="25.999cm" svg:y2="30.009cm">
          <text:p/>
        </draw:line>
        <draw:line draw:style-name="gr9" draw:layer="layout" svg:x1="26.3cm" svg:y1="30.009cm" svg:x2="25.999cm" svg:y2="30.009cm">
          <text:p/>
        </draw:line>
        <draw:line draw:style-name="gr9" draw:layer="layout" svg:x1="26.3cm" svg:y1="30.009cm" svg:x2="26.3cm" svg:y2="29.281cm">
          <text:p/>
        </draw:line>
        <draw:line draw:style-name="gr9" draw:layer="layout" svg:x1="26.3cm" svg:y1="29.281cm" svg:x2="25.999cm" svg:y2="29.281cm">
          <text:p/>
        </draw:line>
        <draw:line draw:style-name="gr9" draw:layer="layout" svg:x1="25.999cm" svg:y1="29.281cm" svg:x2="25.999cm" svg:y2="28.554cm">
          <text:p/>
        </draw:line>
        <draw:line draw:style-name="gr9" draw:layer="layout" svg:x1="26.3cm" svg:y1="28.554cm" svg:x2="25.999cm" svg:y2="28.554cm">
          <text:p/>
        </draw:line>
        <draw:line draw:style-name="gr9" draw:layer="layout" svg:x1="26.3cm" svg:y1="28.554cm" svg:x2="26.3cm" svg:y2="27.827cm">
          <text:p/>
        </draw:line>
        <draw:line draw:style-name="gr9" draw:layer="layout" svg:x1="26.3cm" svg:y1="27.827cm" svg:x2="25.999cm" svg:y2="27.827cm">
          <text:p/>
        </draw:line>
        <draw:line draw:style-name="gr9" draw:layer="layout" svg:x1="25.999cm" svg:y1="27.827cm" svg:x2="25.999cm" svg:y2="27.399cm">
          <text:p/>
        </draw:line>
        <draw:frame draw:style-name="gr10" draw:text-style-name="P1" draw:layer="layout" svg:width="3.787cm" svg:height="0.424cm" svg:x="1.27cm" svg:y="6.681cm">
          <draw:text-box>
            <text:p text:style-name="P1"><text:span text:style-name="T1">Cut Width (mm): 0.0</text:span></text:p>
          </draw:text-box>
        </draw:frame>
        <draw:frame draw:style-name="gr11" draw:text-style-name="P2" draw:layer="layout" svg:width="5.6cm" svg:height="3.5cm" svg:x="2.4cm" svg:y="10.1cm">
          <draw:text-box>
            <text:p><text:span text:style-name="T2">MDF 3 mm</text:span></text:p>
          </draw:text-box>
        </draw:frame>
        <draw:path draw:style-name="gr12" draw:layer="layout" svg:width="5.094cm" svg:height="5.195cm" svg:x="3.153cm" svg:y="19.704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path draw:style-name="gr12" draw:layer="layout" svg:width="5.094cm" svg:height="5.195cm" svg:x="11.453cm" svg:y="19.704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path draw:style-name="gr12" draw:layer="layout" svg:width="5.094cm" svg:height="5.195cm" svg:x="19.7cm" svg:y="19.704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path draw:style-name="gr12" draw:layer="layout" svg:width="5.094cm" svg:height="5.195cm" svg:x="3.153cm" svg:y="27.952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path draw:style-name="gr12" draw:layer="layout" svg:width="5.094cm" svg:height="5.195cm" svg:x="11.453cm" svg:y="27.952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path draw:style-name="gr12" draw:layer="layout" svg:width="5.094cm" svg:height="5.195cm" svg:x="19.7cm" svg:y="27.952cm" svg:viewBox="0 0 5095 5196" svg:d="m2522 0c-1246 0-2284 846-2522 1969h1037c213-580 791-996 1471-996 860 0 1558 667 1558 1489s-698 1490-1558 1490c-681 0-1259-417-1472-999h-89-946c0 0 0 182 0 1234s946 1009 946 1009v-792c435 323 982 515 1575 515 1421 0 2573-1101 2573-2460 0-1358-1152-2459-2573-2459z">
          <text:p/>
        </draw:path>
        <draw:g>
          <draw:path draw:style-name="gr13" draw:text-style-name="P3" draw:layer="layout" svg:width="0.625cm" svg:height="0.568cm" svg:x="2.987cm" svg:y="25.4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14" draw:text-style-name="P3" draw:layer="layout" svg:width="0.601cm" svg:height="0.549cm" svg:x="3.738cm" svg:y="25.409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15" draw:text-style-name="P3" draw:layer="layout" svg:width="0.509cm" svg:height="0.549cm" svg:x="4.414cm" svg:y="25.409cm" svg:viewBox="0 0 510 550" draw:points="0,550 0,0 497,0 497,93 135,93 135,215 472,215 472,308 135,308 135,458 510,458 510,550 0,550">
            <text:p/>
          </draw:polyline>
          <draw:polyline draw:style-name="gr16" draw:text-style-name="P3" draw:layer="layout" svg:width="0.53cm" svg:height="0.549cm" svg:x="5.04cm" svg:y="25.409cm" svg:viewBox="0 0 531 550" draw:points="0,550 0,0 132,0 406,367 406,0 531,0 531,550 396,550 125,191 125,550 0,550">
            <text:p/>
          </draw:polyline>
          <draw:path draw:style-name="gr17" draw:text-style-name="P3" draw:layer="layout" svg:width="0.649cm" svg:height="0.568cm" svg:x="5.687cm" svg:y="25.4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18" draw:text-style-name="P3" draw:layer="layout" svg:width="0.56cm" svg:height="0.549cm" svg:x="6.443cm" svg:y="25.409cm" svg:viewBox="0 0 561 550" svg:d="m0 0h268c53 0 92 2 118 6 26 3 50 11 70 22s38 27 52 46c13 19 20 41 20 64 0 26-9 50-25 71s-40 38-69 49c41 10 72 27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19" draw:text-style-name="P3" draw:layer="layout" svg:width="0.471cm" svg:height="0.545cm" svg:x="7.122cm" svg:y="25.414cm" svg:viewBox="0 0 472 546" draw:points="0,546 0,0 135,0 135,453 472,453 472,546 0,546">
            <text:p/>
          </draw:polyline>
          <draw:polyline draw:style-name="gr20" draw:text-style-name="P3" draw:layer="layout" svg:width="0.509cm" svg:height="0.549cm" svg:x="7.69cm" svg:y="25.409cm" svg:viewBox="0 0 510 550" draw:points="0,550 0,0 497,0 497,93 135,93 135,215 472,215 472,308 135,308 135,458 510,458 510,550 0,550">
            <text:p/>
          </draw:polyline>
        </draw:g>
        <draw:g>
          <draw:path draw:style-name="gr21" draw:text-style-name="P3" draw:layer="layout" svg:width="0.625cm" svg:height="0.568cm" svg:x="11.387cm" svg:y="25.431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22" draw:text-style-name="P3" draw:layer="layout" svg:width="0.601cm" svg:height="0.549cm" svg:x="12.138cm" svg:y="25.44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23" draw:text-style-name="P3" draw:layer="layout" svg:width="0.509cm" svg:height="0.549cm" svg:x="12.814cm" svg:y="25.44cm" svg:viewBox="0 0 510 550" draw:points="0,550 0,0 497,0 497,93 135,93 135,215 472,215 472,308 135,308 135,458 510,458 510,550 0,550">
            <text:p/>
          </draw:polyline>
          <draw:polyline draw:style-name="gr24" draw:text-style-name="P3" draw:layer="layout" svg:width="0.53cm" svg:height="0.549cm" svg:x="13.44cm" svg:y="25.44cm" svg:viewBox="0 0 531 550" draw:points="0,550 0,0 132,0 406,367 406,0 531,0 531,550 396,550 125,191 125,550 0,550">
            <text:p/>
          </draw:polyline>
          <draw:path draw:style-name="gr25" draw:text-style-name="P3" draw:layer="layout" svg:width="0.649cm" svg:height="0.568cm" svg:x="14.087cm" svg:y="25.431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26" draw:text-style-name="P3" draw:layer="layout" svg:width="0.56cm" svg:height="0.549cm" svg:x="14.843cm" svg:y="25.44cm" svg:viewBox="0 0 561 550" svg:d="m0 0h268c53 0 92 2 118 6 26 3 50 11 70 22s38 27 52 46c13 19 20 41 20 64 0 26-9 50-25 71s-40 38-69 49c41 10 72 27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27" draw:text-style-name="P3" draw:layer="layout" svg:width="0.471cm" svg:height="0.545cm" svg:x="15.522cm" svg:y="25.445cm" svg:viewBox="0 0 472 546" draw:points="0,546 0,0 135,0 135,453 472,453 472,546 0,546">
            <text:p/>
          </draw:polyline>
          <draw:polyline draw:style-name="gr28" draw:text-style-name="P3" draw:layer="layout" svg:width="0.509cm" svg:height="0.549cm" svg:x="16.09cm" svg:y="25.44cm" svg:viewBox="0 0 510 550" draw:points="0,550 0,0 497,0 497,93 135,93 135,215 472,215 472,308 135,308 135,458 510,458 510,550 0,550">
            <text:p/>
          </draw:polyline>
        </draw:g>
        <draw:g>
          <draw:path draw:style-name="gr29" draw:text-style-name="P3" draw:layer="layout" svg:width="0.625cm" svg:height="0.568cm" svg:x="19.6cm" svg:y="25.4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30" draw:text-style-name="P3" draw:layer="layout" svg:width="0.601cm" svg:height="0.549cm" svg:x="20.351cm" svg:y="25.409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31" draw:text-style-name="P3" draw:layer="layout" svg:width="0.509cm" svg:height="0.549cm" svg:x="21.027cm" svg:y="25.409cm" svg:viewBox="0 0 510 550" draw:points="0,550 0,0 497,0 497,93 135,93 135,215 472,215 472,308 135,308 135,458 510,458 510,550 0,550">
            <text:p/>
          </draw:polyline>
          <draw:polyline draw:style-name="gr32" draw:text-style-name="P3" draw:layer="layout" svg:width="0.53cm" svg:height="0.549cm" svg:x="21.653cm" svg:y="25.409cm" svg:viewBox="0 0 531 550" draw:points="0,550 0,0 132,0 406,367 406,0 531,0 531,550 396,550 125,191 125,550 0,550">
            <text:p/>
          </draw:polyline>
          <draw:path draw:style-name="gr33" draw:text-style-name="P3" draw:layer="layout" svg:width="0.649cm" svg:height="0.568cm" svg:x="22.3cm" svg:y="25.4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34" draw:text-style-name="P3" draw:layer="layout" svg:width="0.56cm" svg:height="0.549cm" svg:x="23.056cm" svg:y="25.409cm" svg:viewBox="0 0 561 550" svg:d="m0 0h268c53 0 92 2 118 6 26 3 50 11 70 22s38 27 52 46c13 19 20 41 20 64 0 26-9 50-25 71s-40 38-69 49c41 10 72 27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35" draw:text-style-name="P3" draw:layer="layout" svg:width="0.471cm" svg:height="0.545cm" svg:x="23.735cm" svg:y="25.414cm" svg:viewBox="0 0 472 546" draw:points="0,546 0,0 135,0 135,453 472,453 472,546 0,546">
            <text:p/>
          </draw:polyline>
          <draw:polyline draw:style-name="gr36" draw:text-style-name="P3" draw:layer="layout" svg:width="0.509cm" svg:height="0.549cm" svg:x="24.303cm" svg:y="25.409cm" svg:viewBox="0 0 510 550" draw:points="0,550 0,0 497,0 497,93 135,93 135,215 472,215 472,308 135,308 135,458 510,458 510,550 0,550">
            <text:p/>
          </draw:polyline>
        </draw:g>
        <draw:g>
          <draw:path draw:style-name="gr37" draw:text-style-name="P3" draw:layer="layout" svg:width="0.625cm" svg:height="0.568cm" svg:x="3.074cm" svg:y="33.5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38" draw:text-style-name="P3" draw:layer="layout" svg:width="0.601cm" svg:height="0.549cm" svg:x="3.825cm" svg:y="33.509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39" draw:text-style-name="P3" draw:layer="layout" svg:width="0.509cm" svg:height="0.549cm" svg:x="4.501cm" svg:y="33.509cm" svg:viewBox="0 0 510 550" draw:points="0,550 0,0 497,0 497,93 135,93 135,215 472,215 472,308 135,308 135,458 510,458 510,550 0,550">
            <text:p/>
          </draw:polyline>
          <draw:polyline draw:style-name="gr40" draw:text-style-name="P3" draw:layer="layout" svg:width="0.53cm" svg:height="0.549cm" svg:x="5.127cm" svg:y="33.509cm" svg:viewBox="0 0 531 550" draw:points="0,550 0,0 132,0 406,367 406,0 531,0 531,550 396,550 125,191 125,550 0,550">
            <text:p/>
          </draw:polyline>
          <draw:path draw:style-name="gr41" draw:text-style-name="P3" draw:layer="layout" svg:width="0.649cm" svg:height="0.568cm" svg:x="5.774cm" svg:y="33.5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42" draw:text-style-name="P3" draw:layer="layout" svg:width="0.56cm" svg:height="0.549cm" svg:x="6.53cm" svg:y="33.509cm" svg:viewBox="0 0 561 550" svg:d="m0 0h268c53 0 92 2 118 6 26 3 50 11 70 22s38 27 52 46c13 19 20 41 20 64 0 26-9 50-25 71s-40 38-69 49c41 10 72 26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43" draw:text-style-name="P3" draw:layer="layout" svg:width="0.471cm" svg:height="0.545cm" svg:x="7.209cm" svg:y="33.514cm" svg:viewBox="0 0 472 546" draw:points="0,546 0,0 135,0 135,453 472,453 472,546 0,546">
            <text:p/>
          </draw:polyline>
          <draw:polyline draw:style-name="gr44" draw:text-style-name="P3" draw:layer="layout" svg:width="0.509cm" svg:height="0.549cm" svg:x="7.777cm" svg:y="33.509cm" svg:viewBox="0 0 510 550" draw:points="0,550 0,0 497,0 497,93 135,93 135,215 472,215 472,308 135,308 135,458 510,458 510,550 0,550">
            <text:p/>
          </draw:polyline>
        </draw:g>
        <draw:g>
          <draw:path draw:style-name="gr45" draw:text-style-name="P3" draw:layer="layout" svg:width="0.625cm" svg:height="0.568cm" svg:x="11.474cm" svg:y="33.531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46" draw:text-style-name="P3" draw:layer="layout" svg:width="0.601cm" svg:height="0.549cm" svg:x="12.225cm" svg:y="33.54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47" draw:text-style-name="P3" draw:layer="layout" svg:width="0.509cm" svg:height="0.549cm" svg:x="12.901cm" svg:y="33.54cm" svg:viewBox="0 0 510 550" draw:points="0,550 0,0 497,0 497,93 135,93 135,215 472,215 472,308 135,308 135,458 510,458 510,550 0,550">
            <text:p/>
          </draw:polyline>
          <draw:polyline draw:style-name="gr48" draw:text-style-name="P3" draw:layer="layout" svg:width="0.53cm" svg:height="0.549cm" svg:x="13.527cm" svg:y="33.54cm" svg:viewBox="0 0 531 550" draw:points="0,550 0,0 132,0 406,367 406,0 531,0 531,550 396,550 125,191 125,550 0,550">
            <text:p/>
          </draw:polyline>
          <draw:path draw:style-name="gr49" draw:text-style-name="P3" draw:layer="layout" svg:width="0.649cm" svg:height="0.568cm" svg:x="14.174cm" svg:y="33.531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50" draw:text-style-name="P3" draw:layer="layout" svg:width="0.56cm" svg:height="0.549cm" svg:x="14.93cm" svg:y="33.54cm" svg:viewBox="0 0 561 550" svg:d="m0 0h268c53 0 92 2 118 6 26 3 50 11 70 22s38 27 52 46c13 19 20 41 20 64 0 26-9 50-25 71s-40 38-69 49c41 10 72 26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51" draw:text-style-name="P3" draw:layer="layout" svg:width="0.471cm" svg:height="0.545cm" svg:x="15.609cm" svg:y="33.545cm" svg:viewBox="0 0 472 546" draw:points="0,546 0,0 135,0 135,453 472,453 472,546 0,546">
            <text:p/>
          </draw:polyline>
          <draw:polyline draw:style-name="gr52" draw:text-style-name="P3" draw:layer="layout" svg:width="0.509cm" svg:height="0.549cm" svg:x="16.177cm" svg:y="33.54cm" svg:viewBox="0 0 510 550" draw:points="0,550 0,0 497,0 497,93 135,93 135,215 472,215 472,308 135,308 135,458 510,458 510,550 0,550">
            <text:p/>
          </draw:polyline>
        </draw:g>
        <draw:g>
          <draw:path draw:style-name="gr53" draw:text-style-name="P3" draw:layer="layout" svg:width="0.625cm" svg:height="0.568cm" svg:x="19.687cm" svg:y="33.5cm" svg:viewBox="0 0 626 569" svg:d="m335 357v-92h291v219c-28 23-69 42-123 60-53 17-108 25-163 25-70 0-131-12-183-36-52-24-92-59-118-104-26-45-39-94-39-146 0-58 15-108 44-153 29-45 72-79 128-103 43-18 96-27 161-27 83 0 148 14 194 43 47 29 77 68 91 119l-135 20c-9-27-27-48-53-63-26-16-59-24-97-24-60 0-107 15-142 46-34 31-52 77-52 137 0 66 18 115 53 147 36 33 82 49 139 49 29 0 57-4 85-13 29-10 54-21 74-34v-70">
            <text:p/>
          </draw:path>
          <draw:path draw:style-name="gr54" draw:text-style-name="P3" draw:layer="layout" svg:width="0.601cm" svg:height="0.549cm" svg:x="20.438cm" svg:y="33.509cm" svg:viewBox="0 0 602 550" svg:d="m0 550v-550h284c72 0 124 5 157 15 32 10 58 27 78 52 19 26 29 55 29 87 0 41-15 76-45 103-29 26-73 43-132 51 29 14 53 29 72 46 19 16 45 46 77 89l82 107h-161l-99-119c-34-43-58-70-71-81s-26-19-40-23c-14-4-37-6-68-6h-28v229m0-317h100c65 0 106-3 122-7 16-5 29-12 38-23 9-11 13-25 13-41 0-19-5-34-18-45-12-12-29-19-50-22-11-1-45-2-99-2h-106">
            <text:p/>
          </draw:path>
          <draw:polyline draw:style-name="gr55" draw:text-style-name="P3" draw:layer="layout" svg:width="0.509cm" svg:height="0.549cm" svg:x="21.114cm" svg:y="33.509cm" svg:viewBox="0 0 510 550" draw:points="0,550 0,0 497,0 497,93 135,93 135,215 472,215 472,308 135,308 135,458 510,458 510,550 0,550">
            <text:p/>
          </draw:polyline>
          <draw:polyline draw:style-name="gr56" draw:text-style-name="P3" draw:layer="layout" svg:width="0.53cm" svg:height="0.549cm" svg:x="21.74cm" svg:y="33.509cm" svg:viewBox="0 0 531 550" draw:points="0,550 0,0 132,0 406,367 406,0 531,0 531,550 396,550 125,191 125,550 0,550">
            <text:p/>
          </draw:polyline>
          <draw:path draw:style-name="gr57" draw:text-style-name="P3" draw:layer="layout" svg:width="0.649cm" svg:height="0.568cm" svg:x="22.387cm" svg:y="33.5cm" svg:viewBox="0 0 650 569" svg:d="m0 288c0-56 10-103 31-141 15-28 36-53 62-76 26-22 55-39 86-49 42-15 90-22 145-22 99 0 177 25 237 75 59 51 89 121 89 210 0 89-30 159-88 209s-138 75-236 75c-100 0-179-25-238-75-59-50-88-118-88-206m139-4c0 63 18 110 53 142 35 32 79 48 133 48s98-16 133-47c34-33 52-80 52-144 0-63-17-110-51-141-33-32-78-47-134-47s-100 16-135 47c-33 31-51 79-51 142">
            <text:p/>
          </draw:path>
          <draw:path draw:style-name="gr58" draw:text-style-name="P3" draw:layer="layout" svg:width="0.56cm" svg:height="0.549cm" svg:x="23.143cm" svg:y="33.509cm" svg:viewBox="0 0 561 550" svg:d="m0 0h268c53 0 92 2 118 6 26 3 50 11 70 22s38 27 52 46c13 19 20 41 20 64 0 26-9 50-25 71s-40 38-69 49c41 10 72 26 94 50 22 23 33 51 33 83 0 25-7 49-22 73-13 24-33 43-58 57-24 14-54 22-90 26-22 2-77 3-163 3h-228m135-458v127h89c53 0 85-1 98-2 23-2 41-9 54-19 14-12 20-26 20-44 0-17-5-30-17-41-11-11-28-17-50-20-14-1-52-1-116-1m-78 218v148h125c49 0 80-2 93-4 20-3 36-10 49-22s19-27 19-47c0-16-5-30-14-41s-24-20-43-26-58-8-120-8">
            <text:p/>
          </draw:path>
          <draw:polyline draw:style-name="gr59" draw:text-style-name="P3" draw:layer="layout" svg:width="0.471cm" svg:height="0.545cm" svg:x="23.822cm" svg:y="33.514cm" svg:viewBox="0 0 472 546" draw:points="0,546 0,0 135,0 135,453 472,453 472,546 0,546">
            <text:p/>
          </draw:polyline>
          <draw:polyline draw:style-name="gr60" draw:text-style-name="P3" draw:layer="layout" svg:width="0.509cm" svg:height="0.549cm" svg:x="24.39cm" svg:y="33.509cm" svg:viewBox="0 0 510 550" draw:points="0,550 0,0 497,0 497,93 135,93 135,215 472,215 472,308 135,308 135,458 510,458 510,550 0,55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99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MacOSX_x86 LibreOffice_project/5464147a081647a250913f19c0715bca595af2f</meta:generator>
    <dc:date>2013-10-17T07:59:47</dc:date>
    <dc:creator>Didier Donsez</dc:creator>
    <meta:editing-duration>PT8M55S</meta:editing-duration>
    <meta:editing-cycles>10</meta:editing-cycles>
    <meta:document-statistic meta:object-count="574"/>
  </office:meta>
</office:document-meta>
</file>